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056in" fo:margin-left="0in" fo:margin-top="0in" fo:margin-bottom="0in" table:align="left" style:writing-mode="lr-tb"/>
    </style:style>
    <style:style style:name="Table1.A" style:family="table-column">
      <style:table-column-properties style:column-width="1.5736in"/>
    </style:style>
    <style:style style:name="Table1.B" style:family="table-column">
      <style:table-column-properties style:column-width="5.1313in"/>
    </style:style>
    <style:style style:name="Table1.1" style:family="table-row">
      <style:table-row-properties style:min-row-height="0.2771in" fo:keep-together="auto"/>
    </style:style>
    <style:style style:name="Table1.A1" style:family="table-cell">
      <style:table-cell-properties style:vertical-align="" fo:background-color="#e0efd4" fo:padding-left="0.075in" fo:padding-right="0.075in" fo:padding-top="0in" fo:padding-bottom="0in" fo:border-left="0.5pt solid #000000" fo:border-right="none" fo:border-top="0.5pt solid #000000" fo:border-bottom="0.75pt solid #000000">
        <style:background-image/>
      </style:table-cell-properties>
    </style:style>
    <style:style style:name="Table1.B1" style:family="table-cell">
      <style:table-cell-properties style:vertical-align="" fo:padding-left="0.075in" fo:padding-right="0.075in" fo:padding-top="0in" fo:padding-bottom="0in" fo:border-left="0.75pt solid #000000" fo:border-right="0.5pt solid #000000" fo:border-top="0.5pt solid #000000" fo:border-bottom="0.5pt solid #000000"/>
    </style:style>
    <style:style style:name="Table1.2" style:family="table-row">
      <style:table-row-properties style:min-row-height="0.2778in" fo:keep-together="auto"/>
    </style:style>
    <style:style style:name="Table1.A2" style:family="table-cell">
      <style:table-cell-properties style:vertical-align="" fo:background-color="#e0efd4" fo:padding-left="0.075in" fo:padding-right="0.075in" fo:padding-top="0in" fo:padding-bottom="0in" fo:border-left="0.5pt solid #000000" fo:border-right="none" fo:border-top="0.75pt solid #000000" fo:border-bottom="0.75pt solid #000000">
        <style:background-image/>
      </style:table-cell-properties>
    </style:style>
    <style:style style:name="Table1.B2" style:family="table-cell">
      <style:table-cell-properties style:vertical-align="" fo:padding-left="0.075in" fo:padding-right="0.075in" fo:padding-top="0in" fo:padding-bottom="0in" fo:border-left="0.75pt solid #000000" fo:border-right="0.5pt solid #000000" fo:border-top="0.5pt solid #000000" fo:border-bottom="0.5pt solid #000000"/>
    </style:style>
    <style:style style:name="Table1.A3" style:family="table-cell">
      <style:table-cell-properties style:vertical-align="" fo:background-color="#e0efd4" fo:padding-left="0.075in" fo:padding-right="0.075in" fo:padding-top="0in" fo:padding-bottom="0in" fo:border-left="0.5pt solid #000000" fo:border-right="none" fo:border-top="0.75pt solid #000000" fo:border-bottom="0.5pt solid #000000">
        <style:background-image/>
      </style:table-cell-properties>
    </style:style>
    <style:style style:name="Table1.B3" style:family="table-cell">
      <style:table-cell-properties style:vertical-align="" fo:padding-left="0.075in" fo:padding-right="0.075in" fo:padding-top="0in" fo:padding-bottom="0in" fo:border-left="0.75pt solid #000000" fo:border-right="0.5pt solid #000000" fo:border-top="0.5pt solid #000000" fo:border-bottom="0.5pt solid #000000"/>
    </style:style>
    <style:style style:name="Table2" style:family="table">
      <style:table-properties style:width="6.7069in" fo:margin-left="0in" fo:margin-top="0in" fo:margin-bottom="0in" table:align="left" style:writing-mode="lr-tb"/>
    </style:style>
    <style:style style:name="Table2.A" style:family="table-column">
      <style:table-column-properties style:column-width="0.7083in"/>
    </style:style>
    <style:style style:name="Table2.B" style:family="table-column">
      <style:table-column-properties style:column-width="1.5in"/>
    </style:style>
    <style:style style:name="Table2.C" style:family="table-column">
      <style:table-column-properties style:column-width="1.0625in"/>
    </style:style>
    <style:style style:name="Table2.D" style:family="table-column">
      <style:table-column-properties style:column-width="3.4354in"/>
    </style:style>
    <style:style style:name="Table2.1" style:family="table-row">
      <style:table-row-properties style:min-row-height="0.2771in" fo:keep-together="auto"/>
    </style:style>
    <style:style style:name="Table2.A1" style:family="table-cell">
      <style:table-cell-properties style:vertical-align="" fo:background-color="#e0efd4" fo:padding-left="0.075in" fo:padding-right="0.075in" fo:padding-top="0in" fo:padding-bottom="0in" fo:border-left="0.5pt solid #000000" fo:border-right="none" fo:border-top="0.5pt solid #000000" fo:border-bottom="1pt solid #000000">
        <style:background-image/>
      </style:table-cell-properties>
    </style:style>
    <style:style style:name="Table2.D1" style:family="table-cell">
      <style:table-cell-properties style:vertical-align="" fo:background-color="#e0efd4" fo:padding-left="0.075in" fo:padding-right="0.075in" fo:padding-top="0in" fo:padding-bottom="0in" fo:border-left="0.5pt solid #000000" fo:border-right="0.5pt solid #000000" fo:border-top="0.5pt solid #000000" fo:border-bottom="1pt solid #000000">
        <style:background-image/>
      </style:table-cell-properties>
    </style:style>
    <style:style style:name="Table2.2" style:family="table-row">
      <style:table-row-properties style:min-row-height="0.275in" fo:keep-together="auto"/>
    </style:style>
    <style:style style:name="Table2.A2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2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C2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D2" style:family="table-cell">
      <style:table-cell-properties style:vertical-align="" fo:padding-left="0.075in" fo:padding-right="0.075in" fo:padding-top="0in" fo:padding-bottom="0in" fo:border="0.5pt solid #000000"/>
    </style:style>
    <style:style style:name="Table3" style:family="table">
      <style:table-properties style:width="6.4188in" fo:margin-left="0in" fo:margin-top="0in" fo:margin-bottom="0in" table:align="left" style:writing-mode="lr-tb"/>
    </style:style>
    <style:style style:name="Table3.A" style:family="table-column">
      <style:table-column-properties style:column-width="0.3361in"/>
    </style:style>
    <style:style style:name="Table3.B" style:family="table-column">
      <style:table-column-properties style:column-width="3.0743in"/>
    </style:style>
    <style:style style:name="Table3.C" style:family="table-column">
      <style:table-column-properties style:column-width="0.8972in"/>
    </style:style>
    <style:style style:name="Table3.D" style:family="table-column">
      <style:table-column-properties style:column-width="2.110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099bdd" fo:padding-left="0.075in" fo:padding-right="0.075in" fo:padding-top="0in" fo:padding-bottom="0in" fo:border="0.5pt solid #2c2c2c">
        <style:background-image/>
      </style:table-cell-properties>
    </style:style>
    <style:style style:name="Table3.A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B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C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D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A3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B3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C3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D3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A4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B4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C4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D4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5" style:family="table-row">
      <style:table-row-properties style:min-row-height="0.3778in" fo:keep-together="auto"/>
    </style:style>
    <style:style style:name="Table3.A5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B5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C5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D5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A6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B6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C6" style:family="table-cell">
      <style:table-cell-properties style:vertical-align="middle" fo:padding-left="0.075in" fo:padding-right="0.075in" fo:padding-top="0in" fo:padding-bottom="0in" fo:border="0.5pt solid #2c2c2c"/>
    </style:style>
    <style:style style:name="Table3.D6" style:family="table-cell">
      <style:table-cell-properties style:vertical-align="middle" fo:padding-left="0.075in" fo:padding-right="0.075in" fo:padding-top="0in" fo:padding-bottom="0in" fo:border="0.5pt solid #2c2c2c"/>
    </style:style>
    <style:style style:name="Table4" style:family="table">
      <style:table-properties style:width="6.4188in" fo:margin-left="0in" fo:margin-top="0in" fo:margin-bottom="0in" table:align="left" style:writing-mode="lr-tb"/>
    </style:style>
    <style:style style:name="Table4.A" style:family="table-column">
      <style:table-column-properties style:column-width="2.0132in"/>
    </style:style>
    <style:style style:name="Table4.B" style:family="table-column">
      <style:table-column-properties style:column-width="4.404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99bdd" fo:padding-left="0.075in" fo:padding-right="0.075in" fo:padding-top="0in" fo:padding-bottom="0in" fo:border="0.5pt solid #2c2c2c">
        <style:background-image/>
      </style:table-cell-properties>
    </style:style>
    <style:style style:name="Table4.A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5" style:family="table">
      <style:table-properties style:width="6.4188in" fo:margin-left="0in" fo:margin-top="0in" fo:margin-bottom="0in" table:align="left" style:writing-mode="lr-tb"/>
    </style:style>
    <style:style style:name="Table5.A" style:family="table-column">
      <style:table-column-properties style:column-width="3.20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99bdd" fo:padding-left="0.075in" fo:padding-right="0.075in" fo:padding-top="0in" fo:padding-bottom="0in" fo:border="0.5pt solid #2c2c2c">
        <style:background-image/>
      </style:table-cell-properties>
    </style:style>
    <style:style style:name="Table5.A2" style:family="table-cell">
      <style:table-cell-properties style:vertical-align="middle" fo:padding-left="0.075in" fo:padding-right="0.075in" fo:padding-top="0in" fo:padding-bottom="0in" fo:border="0.5pt solid #2c2c2c"/>
    </style:style>
    <style:style style:name="Table6" style:family="table">
      <style:table-properties style:width="6.7083in" fo:margin-left="0in" fo:margin-top="0in" fo:margin-bottom="0in" table:align="left" style:writing-mode="lr-tb"/>
    </style:style>
    <style:style style:name="Table6.A" style:family="table-column">
      <style:table-column-properties style:column-width="4.9271in"/>
    </style:style>
    <style:style style:name="Table6.B" style:family="table-column">
      <style:table-column-properties style:column-width="1.7806in"/>
    </style:style>
    <style:style style:name="Table6.1" style:family="table-row">
      <style:table-row-properties style:min-row-height="0.2771in" fo:keep-together="auto"/>
    </style:style>
    <style:style style:name="Table6.A1" style:family="table-cell">
      <style:table-cell-properties style:vertical-align="" fo:background-color="#e0efd4" fo:padding-left="0.075in" fo:padding-right="0.075in" fo:padding-top="0in" fo:padding-bottom="0in" fo:border-left="0.5pt solid #000000" fo:border-right="none" fo:border-top="0.5pt solid #000000" fo:border-bottom="1pt solid #000000">
        <style:background-image/>
      </style:table-cell-properties>
    </style:style>
    <style:style style:name="Table6.B1" style:family="table-cell">
      <style:table-cell-properties style:vertical-align="" fo:background-color="#e0efd4" fo:padding-left="0.075in" fo:padding-right="0.075in" fo:padding-top="0in" fo:padding-bottom="0in" fo:border-left="0.5pt solid #000000" fo:border-right="0.5pt solid #000000" fo:border-top="0.5pt solid #000000" fo:border-bottom="1pt solid #000000">
        <style:background-image/>
      </style:table-cell-properties>
    </style:style>
    <style:style style:name="Table6.2" style:family="table-row">
      <style:table-row-properties style:min-row-height="0.2799in" fo:keep-together="auto"/>
    </style:style>
    <style:style style:name="Table6.A2" style:family="table-cell">
      <style:table-cell-properties style:vertical-align="" fo:padding-left="0.075in" fo:padding-right="0.075in" fo:padding-top="0in" fo:padding-bottom="0in" fo:border-left="0.5pt solid #000000" fo:border-right="none" fo:border-top="1pt solid #000000" fo:border-bottom="0.5pt solid #000000"/>
    </style:style>
    <style:style style:name="Table6.B2" style:family="table-cell">
      <style:table-cell-properties style:vertical-align="" fo:padding-left="0.075in" fo:padding-right="0.075in" fo:padding-top="0in" fo:padding-bottom="0in" fo:border-left="0.5pt solid #000000" fo:border-right="0.5pt solid #000000" fo:border-top="1pt solid #000000" fo:border-bottom="0.5pt solid #000000"/>
    </style:style>
    <style:style style:name="Table6.3" style:family="table-row">
      <style:table-row-properties style:min-row-height="0.275in" fo:keep-together="auto"/>
    </style:style>
    <style:style style:name="Table6.A3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6.B3" style:family="table-cell">
      <style:table-cell-properties style:vertical-align="" fo:padding-left="0.075in" fo:padding-right="0.075in" fo:padding-top="0in" fo:padding-bottom="0in" fo:border="0.5pt solid #000000"/>
    </style:style>
    <style:style style:name="Table6.4" style:family="table-row">
      <style:table-row-properties style:min-row-height="0.2764in" fo:keep-together="auto"/>
    </style:style>
    <style:style style:name="Table6.A4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6.B4" style:family="table-cell">
      <style:table-cell-properties style:vertical-align="" fo:padding-left="0.075in" fo:padding-right="0.075in" fo:padding-top="0in" fo:padding-bottom="0in" fo:border="0.5pt solid #000000"/>
    </style:style>
    <style:style style:name="Table6.A5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6.B5" style:family="table-cell">
      <style:table-cell-properties style:vertical-align="" fo:padding-left="0.075in" fo:padding-right="0.075in" fo:padding-top="0in" fo:padding-bottom="0in" fo:border-left="0.5pt solid #000000" fo:border-right="0.5pt solid #000000" fo:border-top="1pt solid #000000" fo:border-bottom="0.5pt solid #000000"/>
    </style:style>
    <style:style style:name="Table7" style:family="table">
      <style:table-properties style:width="6.7056in" fo:margin-left="0in" fo:margin-top="0in" fo:margin-bottom="0in" table:align="left" style:writing-mode="lr-tb"/>
    </style:style>
    <style:style style:name="Table7.A" style:family="table-column">
      <style:table-column-properties style:column-width="0.4688in"/>
    </style:style>
    <style:style style:name="Table7.B" style:family="table-column">
      <style:table-column-properties style:column-width="0.8757in"/>
    </style:style>
    <style:style style:name="Table7.C" style:family="table-column">
      <style:table-column-properties style:column-width="1.0924in"/>
    </style:style>
    <style:style style:name="Table7.D" style:family="table-column">
      <style:table-column-properties style:column-width="4.2681in"/>
    </style:style>
    <style:style style:name="Table7.1" style:family="table-row">
      <style:table-row-properties style:min-row-height="0.2736in" fo:keep-together="auto"/>
    </style:style>
    <style:style style:name="Table7.A1" style:family="table-cell">
      <style:table-cell-properties style:vertical-align="" fo:background-color="#e0efd4" fo:padding-left="0.075in" fo:padding-right="0.075in" fo:padding-top="0in" fo:padding-bottom="0in" fo:border-left="0.5pt solid #000000" fo:border-right="none" fo:border-top="0.5pt solid #000000" fo:border-bottom="1pt solid #000000">
        <style:background-image/>
      </style:table-cell-properties>
    </style:style>
    <style:style style:name="Table7.D1" style:family="table-cell">
      <style:table-cell-properties style:vertical-align="" fo:background-color="#e0efd4" fo:padding-left="0.075in" fo:padding-right="0.075in" fo:padding-top="0in" fo:padding-bottom="0in" fo:border-left="0.5pt solid #000000" fo:border-right="0.5pt solid #000000" fo:border-top="0.5pt solid #000000" fo:border-bottom="1pt solid #000000">
        <style:background-image/>
      </style:table-cell-properties>
    </style:style>
    <style:style style:name="Table7.2" style:family="table-row">
      <style:table-row-properties style:min-row-height="0.2813in" fo:keep-together="auto"/>
    </style:style>
    <style:style style:name="Table7.A2" style:family="table-cell">
      <style:table-cell-properties style:vertical-align="" fo:padding-left="0.075in" fo:padding-right="0.075in" fo:padding-top="0in" fo:padding-bottom="0in" fo:border-left="0.5pt solid #000000" fo:border-right="none" fo:border-top="1pt solid #000000" fo:border-bottom="0.5pt solid #000000"/>
    </style:style>
    <style:style style:name="Table7.B2" style:family="table-cell">
      <style:table-cell-properties style:vertical-align="" fo:padding-left="0.075in" fo:padding-right="0.075in" fo:padding-top="0in" fo:padding-bottom="0in" fo:border-left="0.5pt solid #000000" fo:border-right="none" fo:border-top="1pt solid #000000" fo:border-bottom="0.5pt solid #000000"/>
    </style:style>
    <style:style style:name="Table7.C2" style:family="table-cell">
      <style:table-cell-properties style:vertical-align="" fo:padding-left="0.075in" fo:padding-right="0.075in" fo:padding-top="0in" fo:padding-bottom="0in" fo:border-left="0.5pt solid #000000" fo:border-right="none" fo:border-top="1pt solid #000000" fo:border-bottom="0.5pt solid #000000"/>
    </style:style>
    <style:style style:name="Table7.D2" style:family="table-cell">
      <style:table-cell-properties style:vertical-align="" fo:padding-left="0.075in" fo:padding-right="0.075in" fo:padding-top="0in" fo:padding-bottom="0in" fo:border-left="0.5pt solid #000000" fo:border-right="0.5pt solid #000000" fo:border-top="1pt solid #000000" fo:border-bottom="0.5pt solid #000000"/>
    </style:style>
    <style:style style:name="Table7.3" style:family="table-row">
      <style:table-row-properties style:min-row-height="0.275in" fo:keep-together="auto"/>
    </style:style>
    <style:style style:name="Table7.A3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3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3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3" style:family="table-cell">
      <style:table-cell-properties style:vertical-align="" fo:padding-left="0.075in" fo:padding-right="0.075in" fo:padding-top="0in" fo:padding-bottom="0in" fo:border="0.5pt solid #000000"/>
    </style:style>
    <style:style style:name="Table7.A4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4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4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4" style:family="table-cell">
      <style:table-cell-properties style:vertical-align="" fo:padding-left="0.075in" fo:padding-right="0.075in" fo:padding-top="0in" fo:padding-bottom="0in" fo:border="0.5pt solid #000000"/>
    </style:style>
    <style:style style:name="Table7.5" style:family="table-row">
      <style:table-row-properties style:min-row-height="0.3264in" fo:keep-together="auto"/>
    </style:style>
    <style:style style:name="Table7.A5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7.B5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7.C5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7.D5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A6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7.B6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7.C6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7.D6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7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B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C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7.D7" style:family="table-cell">
      <style:table-cell-properties style:vertical-align="" fo:padding-left="0.075in" fo:padding-right="0.075in" fo:padding-top="0in" fo:padding-bottom="0in" fo:border="0.5pt solid #000000"/>
    </style:style>
    <style:style style:name="Table8" style:family="table">
      <style:table-properties style:width="4.1667in" fo:margin-left="0in" fo:margin-top="0in" fo:margin-bottom="0in" table:align="left" style:writing-mode="lr-tb"/>
    </style:style>
    <style:style style:name="Table8.A" style:family="table-column">
      <style:table-column-properties style:column-width="1.0417in"/>
    </style:style>
    <style:style style:name="Table8.D" style:family="table-column">
      <style:table-column-properties style:column-width="1.041in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middle" fo:background-color="#efefef" fo:padding-left="0.0278in" fo:padding-right="0.0278in" fo:padding-top="0in" fo:padding-bottom="0in" fo:border="1.5pt solid #000000">
        <style:background-image/>
      </style:table-cell-properties>
    </style:style>
    <style:style style:name="Table8.B1" style:family="table-cell">
      <style:table-cell-properties style:vertical-align="middle" fo:background-color="#efefef" fo:padding-left="0.0278in" fo:padding-right="0.0278in" fo:padding-top="0in" fo:padding-bottom="0in" fo:border-left="0.75pt solid #cccccc" fo:border-right="1.5pt solid #000000" fo:border-top="1.5pt solid #000000" fo:border-bottom="1.5pt solid #000000">
        <style:background-image/>
      </style:table-cell-properties>
    </style:style>
    <style:style style:name="Table8.A2" style:family="table-cell">
      <style:table-cell-properties style:vertical-align="middle" fo:background-color="#efefef" fo:padding-left="0.0278in" fo:padding-right="0.0278in" fo:padding-top="0in" fo:padding-bottom="0in" fo:border-left="1.5pt solid #000000" fo:border-right="1.5pt solid #000000" fo:border-top="0.75pt solid #cccccc" fo:border-bottom="0.75pt solid #000000">
        <style:background-image/>
      </style:table-cell-properties>
    </style:style>
    <style:style style:name="Table8.B2" style:family="table-cell">
      <style:table-cell-properties style:vertical-align="middle" fo:background-color="#efefef" fo:padding-left="0.0278in" fo:padding-right="0.0278in" fo:padding-top="0in" fo:padding-bottom="0in" fo:border-left="0.75pt solid #cccccc" fo:border-right="1.5pt solid #000000" fo:border-top="0.75pt solid #cccccc" fo:border-bottom="0.75pt solid #000000">
        <style:background-image/>
      </style:table-cell-properties>
    </style:style>
    <style:style style:name="Table8.A20" style:family="table-cell">
      <style:table-cell-properties style:vertical-align="middle" fo:background-color="#efefef" fo:padding-left="0.0278in" fo:padding-right="0.0278in" fo:padding-top="0in" fo:padding-bottom="0in" fo:border-left="1.5pt solid #000000" fo:border-right="1.5pt solid #000000" fo:border-top="0.75pt solid #cccccc" fo:border-bottom="1.5pt solid #000000">
        <style:background-image/>
      </style:table-cell-properties>
    </style:style>
    <style:style style:name="Table8.B20" style:family="table-cell">
      <style:table-cell-properties style:vertical-align="middle" fo:background-color="#efefef" fo:padding-left="0.0278in" fo:padding-right="0.0278in" fo:padding-top="0in" fo:padding-bottom="0in" fo:border-left="0.75pt solid #cccccc" fo:border-right="1.5pt solid #000000" fo:border-top="0.75pt solid #cccccc" fo:border-bottom="1.5pt solid #000000">
        <style:background-image/>
      </style:table-cell-properties>
    </style:style>
    <style:style style:name="Table9" style:family="table">
      <style:table-properties style:width="6.7in" fo:margin-left="0in" fo:margin-top="0in" fo:margin-bottom="0in" table:align="left" style:writing-mode="lr-tb"/>
    </style:style>
    <style:style style:name="Table9.A" style:family="table-column">
      <style:table-column-properties style:column-width="1.3382in"/>
    </style:style>
    <style:style style:name="Table9.B" style:family="table-column">
      <style:table-column-properties style:column-width="1.1417in"/>
    </style:style>
    <style:style style:name="Table9.C" style:family="table-column">
      <style:table-column-properties style:column-width="0.1972in"/>
    </style:style>
    <style:style style:name="Table9.D" style:family="table-column">
      <style:table-column-properties style:column-width="1.1347in"/>
    </style:style>
    <style:style style:name="Table9.E" style:family="table-column">
      <style:table-column-properties style:column-width="0.2035in"/>
    </style:style>
    <style:style style:name="Table9.F" style:family="table-column">
      <style:table-column-properties style:column-width="1.1424in"/>
    </style:style>
    <style:style style:name="Table9.G" style:family="table-column">
      <style:table-column-properties style:column-width="0.1958in"/>
    </style:style>
    <style:style style:name="Table9.H" style:family="table-column">
      <style:table-column-properties style:column-width="1.1368in"/>
    </style:style>
    <style:style style:name="Table9.I" style:family="table-column">
      <style:table-column-properties style:column-width="0.209in"/>
    </style:style>
    <style:style style:name="Table9.1" style:family="table-row">
      <style:table-row-properties style:min-row-height="0.2792in" fo:keep-together="auto"/>
    </style:style>
    <style:style style:name="Table9.A1" style:family="table-cell">
      <style:table-cell-properties style:vertical-align="" fo:padding-left="0.075in" fo:padding-right="0.075in" fo:padding-top="0in" fo:padding-bottom="0in" fo:border-left="none" fo:border-right="none" fo:border-top="none" fo:border-bottom="1pt solid #000000"/>
    </style:style>
    <style:style style:name="Table9.B1" style:family="table-cell">
      <style:table-cell-properties style:vertical-align="" fo:background-color="#e0efd4" fo:padding-left="0.075in" fo:padding-right="0.075in" fo:padding-top="0in" fo:padding-bottom="0in" fo:border-left="1.25pt solid #000000" fo:border-right="none" fo:border-top="0.5pt solid #000000" fo:border-bottom="1.25pt solid #000000">
        <style:background-image/>
      </style:table-cell-properties>
    </style:style>
    <style:style style:name="Table9.C1" style:family="table-cell">
      <style:table-cell-properties style:vertical-align="" fo:background-color="#e0efd4" fo:padding-left="0.075in" fo:padding-right="0.075in" fo:padding-top="0in" fo:padding-bottom="0in" fo:border-left="none" fo:border-right="none" fo:border-top="0.5pt solid #000000" fo:border-bottom="1.25pt solid #000000">
        <style:background-image/>
      </style:table-cell-properties>
    </style:style>
    <style:style style:name="Table9.D1" style:family="table-cell">
      <style:table-cell-properties style:vertical-align="" fo:background-color="#e0efd4" fo:padding-left="0.075in" fo:padding-right="0.075in" fo:padding-top="0in" fo:padding-bottom="0in" fo:border-left="0.5pt solid #000000" fo:border-right="none" fo:border-top="0.5pt solid #000000" fo:border-bottom="1.25pt solid #000000">
        <style:background-image/>
      </style:table-cell-properties>
    </style:style>
    <style:style style:name="Table9.H1" style:family="table-cell">
      <style:table-cell-properties style:vertical-align="" fo:background-color="#e0efd4" fo:padding-left="0.075in" fo:padding-right="0.075in" fo:padding-top="0in" fo:padding-bottom="0in" fo:border-left="1.5pt solid #000000" fo:border-right="none" fo:border-top="0.5pt solid #000000" fo:border-bottom="1.25pt solid #000000">
        <style:background-image/>
      </style:table-cell-properties>
    </style:style>
    <style:style style:name="Table9.I1" style:family="table-cell">
      <style:table-cell-properties style:vertical-align="" fo:background-color="#e0efd4" fo:padding-left="0.075in" fo:padding-right="0.075in" fo:padding-top="0in" fo:padding-bottom="0in" fo:border-left="none" fo:border-right="0.5pt solid #000000" fo:border-top="0.5pt solid #000000" fo:border-bottom="1.25pt solid #000000">
        <style:background-image/>
      </style:table-cell-properties>
    </style:style>
    <style:style style:name="Table9.2" style:family="table-row">
      <style:table-row-properties style:min-row-height="0.2826in" fo:keep-together="auto"/>
    </style:style>
    <style:style style:name="Table9.A2" style:family="table-cell">
      <style:table-cell-properties style:vertical-align="" fo:background-color="#e0efd4" fo:padding-left="0.075in" fo:padding-right="0.075in" fo:padding-top="0in" fo:padding-bottom="0in" fo:border-left="0.5pt solid #000000" fo:border-right="none" fo:border-top="1pt solid #000000" fo:border-bottom="0.5pt solid #000000">
        <style:background-image/>
      </style:table-cell-properties>
    </style:style>
    <style:style style:name="Table9.B2" style:family="table-cell">
      <style:table-cell-properties style:vertical-align="" fo:padding-left="0.075in" fo:padding-right="0.075in" fo:padding-top="0in" fo:padding-bottom="0in" fo:border-left="1.5pt solid #000000" fo:border-right="none" fo:border-top="1.25pt solid #000000" fo:border-bottom="0.5pt solid #000000"/>
    </style:style>
    <style:style style:name="Table9.C2" style:family="table-cell">
      <style:table-cell-properties style:vertical-align="" fo:padding-left="0.075in" fo:padding-right="0.075in" fo:padding-top="0in" fo:padding-bottom="0in" fo:border-left="none" fo:border-right="none" fo:border-top="1.25pt solid #000000" fo:border-bottom="0.5pt solid #000000"/>
    </style:style>
    <style:style style:name="Table9.D2" style:family="table-cell">
      <style:table-cell-properties style:vertical-align="" fo:padding-left="0.075in" fo:padding-right="0.075in" fo:padding-top="0in" fo:padding-bottom="0in" fo:border-left="0.5pt solid #000000" fo:border-right="none" fo:border-top="1.25pt solid #000000" fo:border-bottom="0.5pt solid #000000"/>
    </style:style>
    <style:style style:name="Table9.E2" style:family="table-cell">
      <style:table-cell-properties style:vertical-align="" fo:padding-left="0.075in" fo:padding-right="0.075in" fo:padding-top="0in" fo:padding-bottom="0in" fo:border-left="none" fo:border-right="none" fo:border-top="1.25pt solid #000000" fo:border-bottom="0.5pt solid #000000"/>
    </style:style>
    <style:style style:name="Table9.F2" style:family="table-cell">
      <style:table-cell-properties style:vertical-align="" fo:padding-left="0.075in" fo:padding-right="0.075in" fo:padding-top="0in" fo:padding-bottom="0in" fo:border-left="0.5pt solid #000000" fo:border-right="none" fo:border-top="1.25pt solid #000000" fo:border-bottom="0.5pt solid #000000"/>
    </style:style>
    <style:style style:name="Table9.G2" style:family="table-cell">
      <style:table-cell-properties style:vertical-align="" fo:padding-left="0.075in" fo:padding-right="0.075in" fo:padding-top="0in" fo:padding-bottom="0in" fo:border-left="none" fo:border-right="none" fo:border-top="1.25pt solid #000000" fo:border-bottom="0.5pt solid #000000"/>
    </style:style>
    <style:style style:name="Table9.H2" style:family="table-cell">
      <style:table-cell-properties style:vertical-align="" fo:padding-left="0.075in" fo:padding-right="0.075in" fo:padding-top="0in" fo:padding-bottom="0in" fo:border-left="1.5pt solid #000000" fo:border-right="none" fo:border-top="1.25pt solid #000000" fo:border-bottom="0.5pt solid #000000"/>
    </style:style>
    <style:style style:name="Table9.I2" style:family="table-cell">
      <style:table-cell-properties style:vertical-align="" fo:padding-left="0.075in" fo:padding-right="0.075in" fo:padding-top="0in" fo:padding-bottom="0in" fo:border-left="none" fo:border-right="0.5pt solid #000000" fo:border-top="1.25pt solid #000000" fo:border-bottom="0.5pt solid #000000"/>
    </style:style>
    <style:style style:name="Table9.3" style:family="table-row">
      <style:table-row-properties style:min-row-height="0.275in" fo:keep-together="auto"/>
    </style:style>
    <style:style style:name="Table9.A3" style:family="table-cell">
      <style:table-cell-properties style:vertical-align="" fo:background-color="#e0efd4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9.B3" style:family="table-cell">
      <style:table-cell-properties style:vertical-align="" fo:padding-left="0.075in" fo:padding-right="0.075in" fo:padding-top="0in" fo:padding-bottom="0in" fo:border-left="1.5pt solid #000000" fo:border-right="none" fo:border-top="0.5pt solid #000000" fo:border-bottom="0.5pt solid #000000"/>
    </style:style>
    <style:style style:name="Table9.C3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0.5pt solid #000000"/>
    </style:style>
    <style:style style:name="Table9.D3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9.E3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0.5pt solid #000000"/>
    </style:style>
    <style:style style:name="Table9.F3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9.G3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0.5pt solid #000000"/>
    </style:style>
    <style:style style:name="Table9.H3" style:family="table-cell">
      <style:table-cell-properties style:vertical-align="" fo:padding-left="0.075in" fo:padding-right="0.075in" fo:padding-top="0in" fo:padding-bottom="0in" fo:border-left="1.5pt solid #000000" fo:border-right="none" fo:border-top="0.5pt solid #000000" fo:border-bottom="0.5pt solid #000000"/>
    </style:style>
    <style:style style:name="Table9.I3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9.B4" style:family="table-cell">
      <style:table-cell-properties style:vertical-align="" fo:padding-left="0.075in" fo:padding-right="0.075in" fo:padding-top="0in" fo:padding-bottom="0in" fo:border-left="1.5pt solid #000000" fo:border-right="none" fo:border-top="0.5pt solid #000000" fo:border-bottom="0.5pt solid #000000"/>
    </style:style>
    <style:style style:name="Table9.C4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0.5pt solid #000000"/>
    </style:style>
    <style:style style:name="Table9.D4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9.E4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0.5pt solid #000000"/>
    </style:style>
    <style:style style:name="Table9.F4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9.G4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0.5pt solid #000000"/>
    </style:style>
    <style:style style:name="Table9.H4" style:family="table-cell">
      <style:table-cell-properties style:vertical-align="" fo:padding-left="0.075in" fo:padding-right="0.075in" fo:padding-top="0in" fo:padding-bottom="0in" fo:border-left="1.5pt solid #000000" fo:border-right="none" fo:border-top="0.5pt solid #000000" fo:border-bottom="0.5pt solid #000000"/>
    </style:style>
    <style:style style:name="Table9.I4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9.5" style:family="table-row">
      <style:table-row-properties style:min-row-height="0.2799in" fo:keep-together="auto"/>
    </style:style>
    <style:style style:name="Table9.A5" style:family="table-cell">
      <style:table-cell-properties style:vertical-align="" fo:background-color="#e0efd4" fo:padding-left="0.075in" fo:padding-right="0.075in" fo:padding-top="0in" fo:padding-bottom="0in" fo:border-left="0.5pt solid #000000" fo:border-right="none" fo:border-top="0.5pt solid #000000" fo:border-bottom="1.5pt solid #000000">
        <style:background-image/>
      </style:table-cell-properties>
    </style:style>
    <style:style style:name="Table9.B5" style:family="table-cell">
      <style:table-cell-properties style:vertical-align="" fo:padding-left="0.075in" fo:padding-right="0.075in" fo:padding-top="0in" fo:padding-bottom="0in" fo:border-left="1.5pt solid #000000" fo:border-right="none" fo:border-top="0.5pt solid #000000" fo:border-bottom="1.5pt solid #000000"/>
    </style:style>
    <style:style style:name="Table9.C5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1.5pt solid #000000"/>
    </style:style>
    <style:style style:name="Table9.D5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1.5pt solid #000000"/>
    </style:style>
    <style:style style:name="Table9.E5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1.5pt solid #000000"/>
    </style:style>
    <style:style style:name="Table9.F5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1.5pt solid #000000"/>
    </style:style>
    <style:style style:name="Table9.G5" style:family="table-cell">
      <style:table-cell-properties style:vertical-align="" fo:padding-left="0.075in" fo:padding-right="0.075in" fo:padding-top="0in" fo:padding-bottom="0in" fo:border-left="none" fo:border-right="none" fo:border-top="0.5pt solid #000000" fo:border-bottom="1.5pt solid #000000"/>
    </style:style>
    <style:style style:name="Table9.H5" style:family="table-cell">
      <style:table-cell-properties style:vertical-align="" fo:padding-left="0.075in" fo:padding-right="0.075in" fo:padding-top="0in" fo:padding-bottom="0in" fo:border-left="1.5pt solid #000000" fo:border-right="none" fo:border-top="0.5pt solid #000000" fo:border-bottom="1.5pt solid #000000"/>
    </style:style>
    <style:style style:name="Table9.I5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1.5pt solid #000000"/>
    </style:style>
    <style:style style:name="Table9.6" style:family="table-row">
      <style:table-row-properties style:min-row-height="0.2847in" fo:keep-together="auto"/>
    </style:style>
    <style:style style:name="Table9.A6" style:family="table-cell">
      <style:table-cell-properties style:vertical-align="" fo:padding-left="0.075in" fo:padding-right="0.075in" fo:padding-top="0in" fo:padding-bottom="0in" fo:border-left="0.5pt solid #000000" fo:border-right="none" fo:border-top="1.5pt solid #000000" fo:border-bottom="0.5pt solid #000000"/>
    </style:style>
    <style:style style:name="Table9.B6" style:family="table-cell">
      <style:table-cell-properties style:vertical-align="" fo:padding-left="0.075in" fo:padding-right="0.075in" fo:padding-top="0in" fo:padding-bottom="0in" fo:border-left="1.5pt solid #000000" fo:border-right="none" fo:border-top="1.5pt solid #000000" fo:border-bottom="0.5pt solid #000000"/>
    </style:style>
    <style:style style:name="Table9.C6" style:family="table-cell">
      <style:table-cell-properties style:vertical-align="" fo:padding-left="0.075in" fo:padding-right="0.075in" fo:padding-top="0in" fo:padding-bottom="0in" fo:border-left="none" fo:border-right="none" fo:border-top="1.5pt solid #000000" fo:border-bottom="0.5pt solid #000000"/>
    </style:style>
    <style:style style:name="Table9.D6" style:family="table-cell">
      <style:table-cell-properties style:vertical-align="" fo:padding-left="0.075in" fo:padding-right="0.075in" fo:padding-top="0in" fo:padding-bottom="0in" fo:border-left="0.5pt solid #000000" fo:border-right="none" fo:border-top="1.5pt solid #000000" fo:border-bottom="0.5pt solid #000000"/>
    </style:style>
    <style:style style:name="Table9.E6" style:family="table-cell">
      <style:table-cell-properties style:vertical-align="" fo:padding-left="0.075in" fo:padding-right="0.075in" fo:padding-top="0in" fo:padding-bottom="0in" fo:border-left="none" fo:border-right="none" fo:border-top="1.5pt solid #000000" fo:border-bottom="0.5pt solid #000000"/>
    </style:style>
    <style:style style:name="Table9.F6" style:family="table-cell">
      <style:table-cell-properties style:vertical-align="" fo:padding-left="0.075in" fo:padding-right="0.075in" fo:padding-top="0in" fo:padding-bottom="0in" fo:border-left="0.5pt solid #000000" fo:border-right="none" fo:border-top="1.5pt solid #000000" fo:border-bottom="0.5pt solid #000000"/>
    </style:style>
    <style:style style:name="Table9.G6" style:family="table-cell">
      <style:table-cell-properties style:vertical-align="" fo:padding-left="0.075in" fo:padding-right="0.075in" fo:padding-top="0in" fo:padding-bottom="0in" fo:border-left="none" fo:border-right="none" fo:border-top="1.5pt solid #000000" fo:border-bottom="0.5pt solid #000000"/>
    </style:style>
    <style:style style:name="Table9.H6" style:family="table-cell">
      <style:table-cell-properties style:vertical-align="" fo:padding-left="0.075in" fo:padding-right="0.075in" fo:padding-top="0in" fo:padding-bottom="0in" fo:border-left="1.5pt solid #000000" fo:border-right="none" fo:border-top="1.5pt solid #000000" fo:border-bottom="0.5pt solid #000000"/>
    </style:style>
    <style:style style:name="Table9.I6" style:family="table-cell">
      <style:table-cell-properties style:vertical-align="" fo:padding-left="0.075in" fo:padding-right="0.075in" fo:padding-top="0in" fo:padding-bottom="0in" fo:border-left="none" fo:border-right="0.5pt solid #000000" fo:border-top="1.5pt solid #000000" fo:border-bottom="0.5pt solid #000000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margin-left="0.0071in" fo:margin-right="0in" fo:margin-top="0in" fo:margin-bottom="0in" loext:contextual-spacing="false" fo:line-height="106%" fo:text-align="start" style:justify-single-word="false" fo:keep-together="auto" fo:orphans="2" fo:widows="2" fo:text-indent="-0.0071in" style:auto-text-indent="false" fo:break-before="auto" fo:break-after="auto" fo:padding="0in" fo:border="none" fo:keep-with-next="auto">
        <style:tab-stops>
          <style:tab-stop style:position="6.6929in" style:type="right"/>
        </style:tab-stops>
      </style:paragraph-properties>
    </style:style>
    <style:style style:name="P3" style:family="paragraph" style:parent-style-name="Standard">
      <style:paragraph-properties fo:margin-left="0.0071in" fo:margin-right="0in" fo:margin-top="0in" fo:margin-bottom="0in" loext:contextual-spacing="false" fo:line-height="106%" fo:text-align="start" style:justify-single-word="false" fo:keep-together="auto" fo:orphans="2" fo:widows="2" fo:text-indent="-0.0071in" style:auto-text-indent="false" fo:break-before="auto" fo:break-after="auto" fo:padding="0in" fo:border="none" fo:keep-with-next="auto">
        <style:tab-stops>
          <style:tab-stop style:position="6.6929in" style:type="right"/>
        </style:tab-stops>
      </style:paragraph-properties>
    </style:style>
    <style:style style:name="P4" style:family="paragraph" style:parent-style-name="Standard" style:master-page-name="Standard">
      <style:paragraph-properties fo:margin-left="5.6098in" fo:margin-right="-0.4917in" fo:margin-top="0in" fo:margin-bottom="2.4516in" loext:contextual-spacing="false" fo:line-height="100%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/>
    </style:style>
    <style:style style:name="P8" style:family="paragraph" style:parent-style-name="Standard">
      <style:paragraph-properties fo:margin-left="0in" fo:margin-right="0in" fo:margin-top="0in" fo:margin-bottom="4.1717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 fo:break-before="pag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6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.111in" loext:contextual-spacing="false" fo:line-height="100%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.111in" loext:contextual-spacing="false" fo:line-height="100%" fo:text-indent="0in" style:auto-text-indent="false"/>
      <style:text-properties style:text-position="0% 100%"/>
    </style:style>
    <style:style style:name="P13" style:family="paragraph" style:parent-style-name="Standard">
      <style:paragraph-properties fo:margin-left="0in" fo:margin-right="0in" fo:margin-top="0.0835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>
      <loext:graphic-properties draw:fill="solid" draw:fill-color="#e0efd4"/>
      <style:paragraph-properties fo:margin-left="0in" fo:margin-right="0in" fo:margin-top="0.0835in" fo:margin-bottom="0in" loext:contextual-spacing="false" fo:line-height="100%" fo:text-align="center" style:justify-single-word="false" fo:keep-together="auto" fo:orphans="2" fo:widows="2" fo:text-indent="0in" style:auto-text-indent="false" fo:background-color="#e0efd4" fo:padding="0in" fo:border="none" fo:keep-with-next="auto"/>
    </style:style>
    <style:style style:name="P15" style:family="paragraph" style:parent-style-name="Standard">
      <style:paragraph-properties fo:margin-left="0in" fo:margin-right="0.0008in" fo:text-align="end" style:justify-single-word="false" fo:text-indent="0in" style:auto-text-indent="false"/>
    </style:style>
    <style:style style:name="P16" style:family="paragraph" style:parent-style-name="Standard">
      <style:paragraph-properties fo:margin-left="0.0016in" fo:margin-right="0in" fo:text-indent="0in" style:auto-text-indent="false"/>
    </style:style>
    <style:style style:name="P17" style:family="paragraph" style:parent-style-name="Standard">
      <style:paragraph-properties fo:margin-left="0.0016in" fo:margin-right="0in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line-height="100%" fo:text-indent="-0.0071in" style:auto-text-indent="false"/>
    </style:style>
    <style:style style:name="P19" style:family="paragraph" style:parent-style-name="Standard">
      <style:paragraph-properties fo:margin-left="0in" fo:margin-right="0in" fo:line-height="100%" fo:text-align="center" style:justify-single-word="false" fo:text-indent="-0.0071in" style:auto-text-indent="false"/>
    </style:style>
    <style:style style:name="P20" style:family="paragraph" style:parent-style-name="Standard">
      <style:paragraph-properties fo:margin-left="0in" fo:margin-right="0in" fo:line-height="115%" fo:orphans="0" fo:widows="0" fo:text-indent="-0.0071in" style:auto-text-indent="false"/>
    </style:style>
    <style:style style:name="P21" style:family="paragraph" style:parent-style-name="Standard">
      <style:paragraph-properties fo:margin-left="0in" fo:margin-right="0in" fo:line-height="115%" fo:text-align="center" style:justify-single-word="false" fo:orphans="0" fo:widows="0" fo:text-indent="-0.0071in" style:auto-text-indent="false"/>
    </style:style>
    <style:style style:name="P22" style:family="paragraph" style:parent-style-name="Standard">
      <style:paragraph-properties fo:margin-left="0in" fo:margin-right="0in" fo:line-height="115%" fo:orphans="0" fo:widows="0" fo:text-indent="-0.0071in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3" style:family="paragraph" style:parent-style-name="Standard">
      <style:paragraph-properties fo:margin-left="0in" fo:margin-right="0in" fo:margin-top="0.0835in" fo:margin-bottom="0in" loext:contextual-spacing="false" fo:line-height="150%" fo:text-indent="-0.0071in" style:auto-text-indent="false"/>
    </style:style>
    <style:style style:name="P24" style:family="paragraph" style:parent-style-name="Standard">
      <style:paragraph-properties fo:margin-left="0in" fo:margin-right="0in" fo:margin-top="0.0835in" fo:margin-bottom="0in" loext:contextual-spacing="false" fo:line-height="150%" fo:text-align="center" style:justify-single-word="false" fo:text-indent="-0.0071in" style:auto-text-indent="false"/>
    </style:style>
    <style:style style:name="P25" style:family="paragraph" style:parent-style-name="Standard">
      <style:paragraph-properties fo:margin-left="0in" fo:margin-right="0in" fo:margin-top="0.0835in" fo:margin-bottom="0in" loext:contextual-spacing="false" fo:line-height="100%" fo:text-indent="-0.0071in" style:auto-text-indent="false"/>
    </style:style>
    <style:style style:name="P26" style:family="paragraph" style:parent-style-name="Standard">
      <style:paragraph-properties fo:margin-left="0in" fo:margin-right="0in" fo:margin-top="0.0835in" fo:margin-bottom="0in" loext:contextual-spacing="false" fo:line-height="100%" fo:text-align="center" style:justify-single-word="false" fo:text-indent="-0.0071in" style:auto-text-indent="false"/>
    </style:style>
    <style:style style:name="P27" style:family="paragraph" style:parent-style-name="Standard">
      <style:paragraph-properties fo:margin-left="0in" fo:margin-right="0in" fo:margin-top="0.0417in" fo:margin-bottom="0in" loext:contextual-spacing="false" fo:line-height="115%" fo:text-indent="-0.0071in" style:auto-text-indent="false"/>
    </style:style>
    <style:style style:name="P28" style:family="paragraph" style:parent-style-name="Standard">
      <style:paragraph-properties fo:margin-left="-0.0035in" fo:margin-right="0in" fo:text-indent="-0.0071in" style:auto-text-indent="false"/>
    </style:style>
    <style:style style:name="P29" style:family="paragraph" style:parent-style-name="Standard">
      <style:paragraph-properties fo:margin-left="-0.0035in" fo:margin-right="0in" fo:margin-top="0in" fo:margin-bottom="0.1098in" loext:contextual-spacing="false" fo:line-height="100%" fo:text-indent="-0.0071in" style:auto-text-indent="false"/>
    </style:style>
    <style:style style:name="P30" style:family="paragraph" style:parent-style-name="Standard">
      <style:paragraph-properties fo:margin-top="0.0835in" fo:margin-bottom="0in" loext:contextual-spacing="false" fo:line-height="150%"/>
    </style:style>
    <style:style style:name="P31" style:family="paragraph" style:parent-style-name="Standard">
      <style:paragraph-properties fo:margin-top="0.0835in" fo:margin-bottom="0in" loext:contextual-spacing="false" fo:line-height="100%"/>
    </style:style>
    <style:style style:name="P32" style:family="paragraph" style:parent-style-name="Standard">
      <style:paragraph-properties fo:margin-left="-0.0209in" fo:margin-right="-0.0083in" fo:text-indent="0in" style:auto-text-indent="false"/>
    </style:style>
    <style:style style:name="P33" style:family="paragraph" style:parent-style-name="Standard">
      <style:paragraph-properties fo:margin-left="0.039in" fo:margin-right="0in" fo:text-indent="0in" style:auto-text-indent="false"/>
    </style:style>
    <style:style style:name="P34" style:family="paragraph" style:parent-style-name="Standard">
      <style:paragraph-properties fo:margin-left="0.0402in" fo:margin-right="0in" fo:text-indent="0in" style:auto-text-indent="false"/>
    </style:style>
    <style:style style:name="P35" style:family="paragraph" style:parent-style-name="Standard">
      <style:paragraph-properties fo:margin-left="0.078in" fo:margin-right="0in" fo:text-align="justify" style:justify-single-word="false" fo:text-indent="0in" style:auto-text-indent="false"/>
      <style:text-properties style:text-position="0% 100%"/>
    </style:style>
    <style:style style:name="P36" style:family="paragraph" style:parent-style-name="Standard">
      <style:paragraph-properties fo:margin-left="0.0835in" fo:margin-right="0in" fo:text-indent="0in" style:auto-text-indent="false"/>
      <style:text-properties style:text-position="0% 100%"/>
    </style:style>
    <style:style style:name="P37" style:family="paragraph" style:parent-style-name="Standard">
      <style:paragraph-properties fo:margin-left="0.0764in" fo:margin-right="0in" fo:text-align="justify" style:justify-single-word="false" fo:text-indent="0in" style:auto-text-indent="false"/>
      <style:text-properties style:text-position="0% 100%"/>
    </style:style>
    <style:style style:name="P38" style:family="paragraph" style:parent-style-name="Heading_20_1">
      <style:paragraph-properties fo:margin-left="-0.0035in" fo:margin-right="0in" fo:text-indent="-0.0071in" style:auto-text-indent="false">
        <style:tab-stops>
          <style:tab-stop style:position="0in"/>
        </style:tab-stops>
      </style:paragraph-properties>
    </style:style>
    <style:style style:name="P39" style:family="paragraph" style:parent-style-name="Heading_20_1">
      <style:paragraph-properties fo:margin-left="-0.0035in" fo:margin-right="0in" fo:text-indent="-0.0071in" style:auto-text-indent="false">
        <style:tab-stops>
          <style:tab-stop style:position="0in"/>
        </style:tab-stops>
      </style:paragraph-properties>
    </style:style>
    <style:style style:name="P40" style:family="paragraph" style:parent-style-name="Heading_20_1">
      <style:paragraph-properties fo:margin-left="-0.0035in" fo:margin-right="0in" fo:text-indent="-0.0071in" style:auto-text-indent="false" fo:break-before="page">
        <style:tab-stops>
          <style:tab-stop style:position="0in"/>
        </style:tab-stops>
      </style:paragraph-properties>
    </style:style>
    <style:style style:name="T1" style:family="text">
      <style:text-properties fo:color="#0d1f63" fo:font-size="54pt" style:font-size-asian="54pt" style:font-size-complex="54pt"/>
    </style:style>
    <style:style style:name="T2" style:family="text">
      <style:text-properties style:text-position="0% 100%"/>
    </style:style>
    <style:style style:name="T3" style:family="text">
      <style:text-properties style:text-position="0% 100%" fo:font-size="24pt" style:font-size-asian="24pt" style:font-size-complex="24pt"/>
    </style:style>
    <style:style style:name="T4" style:family="text">
      <style:text-properties style:text-position="0% 100%" fo:font-size="28pt" style:font-size-asian="28pt" style:font-size-complex="28pt"/>
    </style:style>
    <style:style style:name="T5" style:family="text">
      <style:text-properties style:text-position="0% 100%" style:font-name="Calibri" fo:font-size="16pt" fo:font-weight="bold" style:font-name-asian="Calibri1" style:font-size-asian="16pt" style:font-weight-asian="bold" style:font-name-complex="Calibri1" style:font-size-complex="16pt"/>
    </style:style>
    <style:style style:name="T6" style:family="text">
      <style:text-properties style:text-position="0% 100%" fo:font-weight="bold" style:font-weight-asian="bold"/>
    </style:style>
    <style:style style:name="T7" style:family="text">
      <style:text-properties style:text-position="0% 100%" fo:font-size="10pt" style:font-size-asian="10pt" style:font-size-complex="10pt"/>
    </style:style>
    <style:style style:name="T8" style:family="text">
      <style:text-properties fo:color="#00508f" style:text-position="0% 100%" fo:font-size="40pt" style:font-size-asian="40pt" style:font-size-complex="40pt"/>
    </style:style>
    <style:style style:name="T9" style:family="text"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12" style:family="text">
      <style:text-properties fo:color="#000000" style:text-underline-style="none"/>
    </style:style>
    <style:style style:name="T13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14" style:family="text">
      <style:text-properties fo:font-size="11pt" fo:font-weight="bold" style:font-size-asian="11pt" style:font-weight-asian="bold" style:font-size-complex="11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style:font-size-asian="11pt" style:font-size-complex="11pt" fo:background-color="#ffff00"/>
    </style:style>
    <style:style style:name="T17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style:style style:name="T18" style:family="text">
      <style:text-properties fo:font-weight="bold" style:font-weight-asian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2c2c2c" fo:font-size="11pt" style:font-size-asian="11pt" style:font-size-complex="11pt"/>
    </style:style>
    <style:style style:name="T21" style:family="text">
      <style:text-properties fo:color="#ff0000" fo:background-color="#2c2c2c" loext:char-shading-value="0"/>
    </style:style>
    <style:style style:name="T22" style:family="text">
      <style:text-properties fo:color="#ff0000" style:font-name="Arial" fo:font-size="11pt" style:font-name-asian="Arial1" style:font-size-asian="11pt" style:font-name-complex="Arial1" style:font-size-complex="11pt"/>
    </style:style>
    <style:style style:name="T23" style:family="text">
      <style:text-properties fo:color="#ffffff" style:font-name="Arial" fo:font-size="10.5pt" fo:background-color="#2c2c2c" loext:char-shading-value="0" style:font-name-asian="Arial1" style:font-size-asian="10.5pt" style:font-name-complex="Arial1" style:font-size-complex="10.5pt"/>
    </style:style>
    <style:style style:name="T24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25" style:family="text">
      <style:text-properties style:font-name="Arial" fo:font-size="11pt" style:font-name-asian="Arial1" style:font-size-asian="11pt" style:font-name-complex="Arial1" style:font-size-complex="11pt"/>
    </style:style>
    <style:style style:name="T26" style:family="text">
      <style:text-properties fo:color="#38761d" style:font-name="Arial" fo:font-size="11pt" style:font-name-asian="Arial1" style:font-size-asian="11pt" style:font-name-complex="Arial1" style:font-size-complex="11pt"/>
    </style:style>
    <style:style style:name="T27" style:family="text">
      <style:text-properties fo:color="#9900ff" style:font-name="Arial" fo:font-size="11pt" style:font-name-asian="Arial1" style:font-size-asian="11pt" style:font-name-complex="Arial1" style:font-size-complex="11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ext:h text:style-name="P5" text:outline-level="1"><text:span text:style-name="T1">MrBuggy 3</text:span></text:h>
      <text:h text:style-name="P5" text:outline-level="1"><text:span text:style-name="T8">Raport z testów</text:span></text:h>
      <text:h text:style-name="P8" text:outline-level="1"><text:span text:style-name="T3">ID: 1.0</text:span></text:h>
      <text:h text:style-name="P15" text:outline-level="1"><text:span text:style-name="T4">Autorzy: </text:span></text:h>
      <text:h text:style-name="P5" text:outline-level="1"><text:span text:style-name="T9">Dariusz Krakowiak</text:span></text:h>
      <text:h text:style-name="P5" text:outline-level="1"><text:span text:style-name="T9">Dominik Szydłowski</text:span></text:h>
      <text:h text:style-name="P9" text:outline-level="1"><text:span text:style-name="T5">Spis Treści</text:span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2" text:outline-level="1"><text:a xlink:type="simple" xlink:href="#_heading=h.gjdgxs" text:style-name="Index_20_Link" text:visited-style-name="Index_20_Link"><text:span text:style-name="T10">1. Metryka dokumentu<text:tab/>3</text:span></text:a></text:h>
          <text:h text:style-name="P2" text:outline-level="1"><text:a xlink:type="simple" xlink:href="#_heading=h.30j0zll" text:style-name="Index_20_Link" text:visited-style-name="Index_20_Link"><text:span text:style-name="T10">2. Historia dokumentu<text:tab/>3</text:span></text:a></text:h>
          <text:h text:style-name="P2" text:outline-level="1"><text:a xlink:type="simple" xlink:href="#_heading=h.1fob9te" text:style-name="Index_20_Link" text:visited-style-name="Index_20_Link"><text:span text:style-name="T10">3. Lista załączników<text:tab/>3</text:span></text:a></text:h>
          <text:h text:style-name="P2" text:outline-level="1"><text:a xlink:type="simple" xlink:href="#_heading=h.3znysh7" text:style-name="Index_20_Link" text:visited-style-name="Index_20_Link"><text:span text:style-name="T10">4. Słownik pojęć i skrótów<text:tab/></text:span></text:a>4</text:h>
          <text:h text:style-name="P2" text:outline-level="1"><text:a xlink:type="simple" xlink:href="#_heading=h.2et92p0" text:style-name="Index_20_Link" text:visited-style-name="Index_20_Link"><text:span text:style-name="T10">5. Podsumowanie<text:tab/></text:span></text:a>5</text:h>
          <text:h text:style-name="P10" text:outline-level="1"><text:a xlink:type="simple" xlink:href="#_heading=h.tyjcwt" text:style-name="Index_20_Link" text:visited-style-name="Index_20_Link"><text:span text:style-name="T10">5.1 Rekomendacja<text:tab/></text:span></text:a>5</text:h>
          <text:h text:style-name="P2" text:outline-level="1"><text:a xlink:type="simple" xlink:href="#_heading=h.3dy6vkm" text:style-name="Index_20_Link" text:visited-style-name="Index_20_Link"><text:span text:style-name="T10">6. Kryteria wejścia<text:tab/></text:span></text:a>5</text:h>
          <text:h text:style-name="P2" text:outline-level="1"><text:a xlink:type="simple" xlink:href="#_heading=h.1t3h5sf" text:style-name="Index_20_Link" text:visited-style-name="Index_20_Link"><text:span text:style-name="T10">7. Kryteria wyjścia<text:tab/></text:span></text:a>5</text:h>
          <text:h text:style-name="P2" text:outline-level="1"><text:span text:style-name="T12">8</text:span><text:a xlink:type="simple" xlink:href="#_heading=h.4d34og8" text:style-name="Index_20_Link" text:visited-style-name="Index_20_Link"><text:span text:style-name="T10">. Środowisko testowe<text:tab/></text:span></text:a>6</text:h>
          <text:h text:style-name="P2" text:outline-level="1"><text:span text:style-name="T12">9</text:span><text:a xlink:type="simple" xlink:href="#_heading=h.2s8eyo1" text:style-name="Index_20_Link" text:visited-style-name="Index_20_Link"><text:span text:style-name="T10">. Zakres testów<text:tab/></text:span></text:a>6</text:h>
          <text:h text:style-name="P2" text:outline-level="1"><text:span text:style-name="T12">10</text:span><text:a xlink:type="simple" xlink:href="#_heading=h.17dp8vu" text:style-name="Index_20_Link" text:visited-style-name="Index_20_Link"><text:span text:style-name="T10">. Harmonogram testów<text:tab/></text:span></text:a>6</text:h>
          <text:h text:style-name="P2" text:outline-level="1"><text:a xlink:type="simple" xlink:href="#_heading=h.3rdcrjn" text:style-name="Index_20_Link" text:visited-style-name="Index_20_Link"><text:span text:style-name="T10">1</text:span></text:a><text:a xlink:type="simple" xlink:href="#_heading=h.3rdcrjn" text:style-name="Index_20_Link" text:visited-style-name="Index_20_Link">1</text:a><text:a xlink:type="simple" xlink:href="#_heading=h.3rdcrjn" text:style-name="Index_20_Link" text:visited-style-name="Index_20_Link"><text:span text:style-name="T10">. Wyniki testów<text:tab/></text:span></text:a>6</text:h>
          <text:h text:style-name="P2" text:outline-level="1"><text:a xlink:type="simple" xlink:href="#_heading=h.26in1rg" text:style-name="Index_20_Link" text:visited-style-name="Index_20_Link"><text:span text:style-name="T10">1</text:span></text:a><text:a xlink:type="simple" xlink:href="#_heading=h.26in1rg" text:style-name="Index_20_Link" text:visited-style-name="Index_20_Link">2</text:a><text:a xlink:type="simple" xlink:href="#_heading=h.26in1rg" text:style-name="Index_20_Link" text:visited-style-name="Index_20_Link"><text:span text:style-name="T10">. Błędy<text:tab/></text:span></text:a>7</text:h>
        </text:index-body>
      </text:table-of-content>
      <text:h text:style-name="P38" text:outline-level="1"><text:line-break/><text:line-break/><text:line-break/><text:line-break/><text:line-break/><text:line-break/><text:line-break/><text:line-break/></text:h>
      <text:h text:style-name="P40" text:outline-level="1"><text:span text:style-name="T6">1. Metryka dokumentu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6" text:outline-level="1"><text:span text:style-name="T6">Nazwa produktu</text:span></text:h>
          </table:table-cell>
          <table:table-cell table:style-name="Table1.B1" office:value-type="string">
            <text:h text:style-name="P5" text:outline-level="1">Mr Buggy 3</text:h>
          </table:table-cell>
        </table:table-row>
        <table:table-row table:style-name="Table1.2">
          <table:table-cell table:style-name="Table1.A2" office:value-type="string">
            <text:h text:style-name="P16" text:outline-level="1"><text:span text:style-name="T6">Etap</text:span></text:h>
          </table:table-cell>
          <table:table-cell table:style-name="Table1.B2" office:value-type="string">
            <text:h text:style-name="P5" text:outline-level="1"><text:span text:style-name="T2">I</text:span></text:h>
          </table:table-cell>
        </table:table-row>
        <table:table-row table:style-name="Table1.1">
          <table:table-cell table:style-name="Table1.A3" office:value-type="string">
            <text:h text:style-name="P16" text:outline-level="1"><text:span text:style-name="T6">Obszar/Moduł</text:span></text:h>
          </table:table-cell>
          <table:table-cell table:style-name="Table1.B3" office:value-type="string">
            <text:h text:style-name="P5" text:outline-level="1">Działanie aplikacji klienckiej - wersja otwarta</text:h>
          </table:table-cell>
        </table:table-row>
      </table:table>
      <text:h text:style-name="P38" text:outline-level="1"><text:bookmark text:name="_heading=h.30j0zll"/><text:line-break/><text:span text:style-name="T6">2. Historia dokumentu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h text:style-name="P5" text:outline-level="1"><text:span text:style-name="T6">Wersja</text:span></text:h>
          </table:table-cell>
          <table:table-cell table:style-name="Table2.A1" office:value-type="string">
            <text:h text:style-name="P5" text:outline-level="1"><text:span text:style-name="T6">Utworzył</text:span></text:h>
          </table:table-cell>
          <table:table-cell table:style-name="Table2.A1" office:value-type="string">
            <text:h text:style-name="P5" text:outline-level="1"><text:span text:style-name="T6">Data</text:span></text:h>
          </table:table-cell>
          <table:table-cell table:style-name="Table2.D1" office:value-type="string">
            <text:h text:style-name="P5" text:outline-level="1"><text:span text:style-name="T6">Opis zmian</text:span></text:h>
          </table:table-cell>
        </table:table-row>
        <table:table-row table:style-name="Table2.2">
          <table:table-cell table:style-name="Table2.A2" office:value-type="string">
            <text:h text:style-name="P11" text:outline-level="1"><text:span text:style-name="T2">1.0</text:span></text:h>
          </table:table-cell>
          <table:table-cell table:style-name="Table2.B2" office:value-type="string">
            <text:h text:style-name="P11" text:outline-level="1">DK i DS</text:h>
          </table:table-cell>
          <table:table-cell table:style-name="Table2.C2" office:value-type="string">
            <text:h text:style-name="P11" text:outline-level="1">20.07.2022</text:h>
          </table:table-cell>
          <table:table-cell table:style-name="Table2.D2" office:value-type="string">
            <text:h text:style-name="P11" text:outline-level="1">całość</text:h>
          </table:table-cell>
        </table:table-row>
      </table:table>
      <text:h text:style-name="P38" text:outline-level="1"><text:bookmark text:name="_heading=h.oe3347yb4b91"/><text:span text:style-name="T2"><text:line-break/></text:span><text:a xlink:type="simple" xlink:href="#_heading=h.1fob9te" text:style-name="ListLabel_20_1" text:visited-style-name="ListLabel_20_1">3. Lista załącznikó</text:a>w<text:line-break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h text:style-name="P19" text:outline-level="1"><text:span text:style-name="T14">Nr</text:span></text:h>
          </table:table-cell>
          <table:table-cell table:style-name="Table3.A1" office:value-type="string">
            <text:h text:style-name="P19" text:outline-level="1"><text:span text:style-name="T14">Nazwa dokumentu</text:span></text:h>
          </table:table-cell>
          <table:table-cell table:style-name="Table3.A1" office:value-type="string">
            <text:h text:style-name="P19" text:outline-level="1"><text:span text:style-name="T14">Wersja dokumentu</text:span></text:h>
          </table:table-cell>
          <table:table-cell table:style-name="Table3.A1" office:value-type="string">
            <text:h text:style-name="P19" text:outline-level="1"><text:span text:style-name="T14">Miejsce przechowywania</text:span></text:h>
          </table:table-cell>
        </table:table-row>
        <table:table-row table:style-name="Table3.1">
          <table:table-cell table:style-name="Table3.A2" office:value-type="string">
            <text:h text:style-name="P23" text:outline-level="1"><text:span text:style-name="T15">1</text:span></text:h>
          </table:table-cell>
          <table:table-cell table:style-name="Table3.B2" office:value-type="string">
            <text:h text:style-name="P23" text:outline-level="1"><text:span text:style-name="T15">Plan testów Mr. Buggy 11.06-20.07.docx</text:span></text:h>
          </table:table-cell>
          <table:table-cell table:style-name="Table3.C2" office:value-type="string">
            <text:h text:style-name="P24" text:outline-level="1"><text:span text:style-name="T15">1.0</text:span></text:h>
          </table:table-cell>
          <table:table-cell table:style-name="Table3.D2" office:value-type="string">
            <text:h text:style-name="P24" text:outline-level="1"><text:a xlink:type="simple" xlink:href="https://docs.google.com/document/d/1HTPUMBmLPlCI_Q2PtPDaxFuuDpueedPu0lFQw2bfQfw/edit?usp=sharing" text:style-name="ListLabel_20_2" text:visited-style-name="ListLabel_20_2"><text:span text:style-name="T17">Google Docs</text:span></text:a></text:h>
          </table:table-cell>
        </table:table-row>
        <table:table-row table:style-name="Table3.1">
          <table:table-cell table:style-name="Table3.A3" office:value-type="string">
            <text:h text:style-name="P23" text:outline-level="1"><text:span text:style-name="T15">2</text:span></text:h>
          </table:table-cell>
          <table:table-cell table:style-name="Table3.B3" office:value-type="string">
            <text:h text:style-name="P23" text:outline-level="1"><text:span text:style-name="T15">Przypadki testowe MrBuggy 3.xlsx</text:span></text:h>
          </table:table-cell>
          <table:table-cell table:style-name="Table3.C3" office:value-type="string">
            <text:h text:style-name="P24" text:outline-level="1"><text:span text:style-name="T15">1.0</text:span></text:h>
          </table:table-cell>
          <table:table-cell table:style-name="Table3.D3" office:value-type="string">
            <text:h text:style-name="P24" text:outline-level="1"><text:a xlink:type="simple" xlink:href="https://docs.google.com/spreadsheets/d/1JCnhMpP4ZpPEIibLsG5nkjDouWlGoJ0N/edit?usp=sharing&amp;ouid=104349859791020617321&amp;rtpof=true&amp;sd=true" text:style-name="ListLabel_20_2" text:visited-style-name="ListLabel_20_2"><text:span text:style-name="T17">Google Docs</text:span></text:a></text:h>
          </table:table-cell>
        </table:table-row>
        <table:table-row table:style-name="Table3.1">
          <table:table-cell table:style-name="Table3.A4" office:value-type="string">
            <text:h text:style-name="P23" text:outline-level="1"><text:span text:style-name="T15">3</text:span></text:h>
          </table:table-cell>
          <table:table-cell table:style-name="Table3.B4" office:value-type="string">
            <text:h text:style-name="P23" text:outline-level="1"><text:span text:style-name="T15">Specyfikacja aplikacji MrBuggy 3.pdf</text:span></text:h>
          </table:table-cell>
          <table:table-cell table:style-name="Table3.C4" office:value-type="string">
            <text:h text:style-name="P24" text:outline-level="1"><text:span text:style-name="T15">1.0</text:span></text:h>
          </table:table-cell>
          <table:table-cell table:style-name="Table3.D4" office:value-type="string">
            <text:h text:style-name="P24" text:outline-level="1"><text:a xlink:type="simple" xlink:href="http://mrbuggy.pl/mrbuggy3/dfiles/Specyfikacja_Mr_Buggy_3.pdf" text:style-name="ListLabel_20_2" text:visited-style-name="ListLabel_20_2"><text:span text:style-name="T17">Serwer sieciowy</text:span></text:a></text:h>
          </table:table-cell>
        </table:table-row>
        <table:table-row table:style-name="Table3.5">
          <table:table-cell table:style-name="Table3.A5" office:value-type="string">
            <text:h text:style-name="P23" text:outline-level="1"><text:span text:style-name="T15">4</text:span></text:h>
          </table:table-cell>
          <table:table-cell table:style-name="Table3.B5" office:value-type="string">
            <text:h text:style-name="P23" text:outline-level="1"><text:span text:style-name="T15">Raport z testów MrBuggy 3.docx</text:span></text:h>
          </table:table-cell>
          <table:table-cell table:style-name="Table3.C5" office:value-type="string">
            <text:h text:style-name="P24" text:outline-level="1"><text:span text:style-name="T15">1.0</text:span></text:h>
          </table:table-cell>
          <table:table-cell table:style-name="Table3.D5" office:value-type="string">
            <text:h text:style-name="P24" text:outline-level="1"><text:a xlink:type="simple" xlink:href="https://docs.google.com/document/d/14ngo08hVttvf7DBsEkVI9_3kIj7EMmxN/edit?usp=sharing&amp;ouid=104349859791020617321&amp;rtpof=true&amp;sd=true" text:style-name="ListLabel_20_2" text:visited-style-name="ListLabel_20_2"><text:span text:style-name="T17">Google Docs</text:span></text:a></text:h>
          </table:table-cell>
        </table:table-row>
        <table:table-row table:style-name="Table3.5">
          <table:table-cell table:style-name="Table3.A6" office:value-type="string">
            <text:h text:style-name="P23" text:outline-level="1"><text:span text:style-name="T15">5</text:span></text:h>
          </table:table-cell>
          <table:table-cell table:style-name="Table3.B6" office:value-type="string">
            <text:h text:style-name="P23" text:outline-level="1"><text:span text:style-name="T15">Raport bugów MrBuggy 3.html</text:span></text:h>
          </table:table-cell>
          <table:table-cell table:style-name="Table3.C6" office:value-type="string">
            <text:h text:style-name="P24" text:outline-level="1"><text:span text:style-name="T15">-</text:span></text:h>
          </table:table-cell>
          <table:table-cell table:style-name="Table3.D6" office:value-type="string">
            <text:h text:style-name="P24" text:outline-level="1"><text:span text:style-name="T15">Google Docs (Spreadsheet)</text:span></text:h>
          </table:table-cell>
        </table:table-row>
      </table:table>
      <text:h text:style-name="P38" text:outline-level="1"><text:bookmark text:name="_heading=h.65adk56u0v6p"/></text:h>
      <text:h text:style-name="P40" text:outline-level="1"><text:bookmark text:name="_heading=h.92w4zrc33clk"/><text:a xlink:type="simple" xlink:href="#_heading=h.3znysh7" text:style-name="ListLabel_20_1" text:visited-style-name="ListLabel_20_1">4. Słownik pojęć i skrótów</text:a><text:span text:style-name="T13"><text:line-break/></text:span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24" text:outline-level="1"><text:span text:style-name="T14">Skrót/pojęcie</text:span></text:h>
          </table:table-cell>
          <table:table-cell table:style-name="Table4.A1" office:value-type="string">
            <text:h text:style-name="P24" text:outline-level="1"><text:span text:style-name="T14">Opis </text:span><text:span text:style-name="T15">funkcjonalności przypisane</text:span></text:h>
          </table:table-cell>
        </table:table-row>
        <table:table-row table:style-name="Table4.1">
          <table:table-cell table:style-name="Table4.A2" office:value-type="string">
            <text:h text:style-name="P18" text:outline-level="1"><text:span text:style-name="T15">Testy funkcjonalne</text:span></text:h>
          </table:table-cell>
          <table:table-cell table:style-name="Table4.A2" office:value-type="string">
            <text:h text:style-name="P25" text:outline-level="1"><text:span text:style-name="T15">Sprawdzają czym zajmuje się dany system (program, aplikacja) według specyfikacji wymagań funkcjonalnych, czyli czy spełnia podstawowe kryteria postawione przez dostawcę oprogramowania przy tworzeniu danego systemu.</text:span></text:h>
          </table:table-cell>
        </table:table-row>
        <table:table-row table:style-name="Table4.1">
          <table:table-cell table:style-name="Table4.A2" office:value-type="string">
            <text:h text:style-name="P18" text:outline-level="1"><text:span text:style-name="T15">Re-testy</text:span></text:h>
          </table:table-cell>
          <table:table-cell table:style-name="Table4.A2" office:value-type="string">
            <text:h text:style-name="P25" text:outline-level="1"><text:span text:style-name="T15">Są to ponowne testy danego systemu. Wykonywane w sytuacji, gdy np. błąd został naprawiony i naszym zadaniem jest zweryfikowanie czy usterka faktycznie została naprawiona.</text:span></text:h>
          </table:table-cell>
        </table:table-row>
        <table:table-row table:style-name="Table4.1">
          <table:table-cell table:style-name="Table4.A2" office:value-type="string">
            <text:h text:style-name="P25" text:outline-level="1"><text:span text:style-name="T15">Regresja</text:span></text:h>
          </table:table-cell>
          <table:table-cell table:style-name="Table4.A2" office:value-type="string">
            <text:h text:style-name="P25" text:outline-level="1"><text:span text:style-name="T15">To sprawdzenie systemu w przypadku gdy zostały wprowadzone w nim zmiany pod kątem możliwości pojawienia się nowych błędów w elementach systemu, które wcześniej działały poprawnie.</text:span></text:h>
          </table:table-cell>
        </table:table-row>
        <table:table-row table:style-name="Table4.1">
          <table:table-cell table:style-name="Table4.A2" office:value-type="string">
            <text:h text:style-name="P25" text:outline-level="1"><text:span text:style-name="T15">Testy systemowe</text:span></text:h>
          </table:table-cell>
          <table:table-cell table:style-name="Table4.A2" office:value-type="string">
            <text:h text:style-name="P25" text:outline-level="1"><text:span text:style-name="T15">Sprawdzają czy utworzony system działa poprawnie jako całość.</text:span></text:h>
          </table:table-cell>
        </table:table-row>
        <table:table-row table:style-name="Table4.1">
          <table:table-cell table:style-name="Table4.A2" office:value-type="string">
            <text:h text:style-name="P25" text:outline-level="1"><text:span text:style-name="T15">Testy pozytywne</text:span></text:h>
          </table:table-cell>
          <table:table-cell table:style-name="Table4.A2" office:value-type="string">
            <text:h text:style-name="P25" text:outline-level="1"><text:span text:style-name="T15">Są to testy, których rezultat powinien dawać oczekiwany efekt – pozytywny bądź negatywny. Wiemy czego można się po systemie spodziewać.</text:span></text:h>
          </table:table-cell>
        </table:table-row>
        <table:table-row table:style-name="Table4.1">
          <table:table-cell table:style-name="Table4.A2" office:value-type="string">
            <text:h text:style-name="P25" text:outline-level="1"><text:span text:style-name="T15">Testy negatywne</text:span></text:h>
          </table:table-cell>
          <table:table-cell table:style-name="Table4.A2" office:value-type="string">
            <text:h text:style-name="P25" text:outline-level="1"><text:span text:style-name="T15">Są to testy, gdzie poniekąd próbujemy „przechytrzyć” system i próbujemy na różne sposoby wywołać błędy w jego działaniu, których tworzący go programista mógł nie zauważyć.</text:span></text:h>
          </table:table-cell>
        </table:table-row>
        <table:table-row table:style-name="Table4.1">
          <table:table-cell table:style-name="Table4.A2" office:value-type="string">
            <text:h text:style-name="P25" text:outline-level="1"><text:span text:style-name="T15">Testy akceptacyjne</text:span></text:h>
          </table:table-cell>
          <table:table-cell table:style-name="Table4.A2" office:value-type="string">
            <text:h text:style-name="P25" text:outline-level="1"><text:span text:style-name="T15">Gdy system albo przynajmniej jego duża funkcjonalność powinny już działać, wg zamysłów programistów, możemy sprawdzać czy spełnia on oczekiwania odbiorców – klienta i użytkowników. Celem tych testów nie jest wykrywanie błędów. </text:span></text:h>
          </table:table-cell>
        </table:table-row>
        <table:table-row table:style-name="Table4.1">
          <table:table-cell table:style-name="Table4.A2" office:value-type="string">
            <text:h text:style-name="P25" text:outline-level="1"><text:span text:style-name="T15">Defekt</text:span></text:h>
          </table:table-cell>
          <table:table-cell table:style-name="Table4.A2" office:value-type="string">
            <text:h text:style-name="P25" text:outline-level="1"><text:span text:style-name="T15">Awaria bądź błąd systemu, która powoduje że funkcja bądź moduł funkcji systemu nie działa bądź nie działa poprawnie.</text:span></text:h>
          </table:table-cell>
        </table:table-row>
        <table:table-row table:style-name="Table4.1">
          <table:table-cell table:style-name="Table4.A2" office:value-type="string">
            <text:h text:style-name="P25" text:outline-level="1"><text:span text:style-name="T15">Zestaw testowy</text:span></text:h>
          </table:table-cell>
          <table:table-cell table:style-name="Table4.A2" office:value-type="string">
            <text:h text:style-name="P25" text:outline-level="1"><text:span text:style-name="T15">Układ przypadków testowych testów pozytywnych i negatywnych mających za zadanie sprawdzenie modułu (jednostki) systemu.</text:span></text:h>
          </table:table-cell>
        </table:table-row>
        <table:table-row table:style-name="Table4.1">
          <table:table-cell table:style-name="Table4.A2" office:value-type="string">
            <text:h text:style-name="P25" text:outline-level="1"><text:span text:style-name="T15">Scenariusz testowy</text:span></text:h>
          </table:table-cell>
          <table:table-cell table:style-name="Table4.A2" office:value-type="string">
            <text:h text:style-name="P25" text:outline-level="1"><text:span text:style-name="T15">Spis elementów do sprawdzenia które są konieczne do wykonania.</text:span></text:h>
          </table:table-cell>
        </table:table-row>
        <table:table-row table:style-name="Table4.1">
          <table:table-cell table:style-name="Table4.A2" office:value-type="string">
            <text:h text:style-name="P25" text:outline-level="1"><text:span text:style-name="T15">Przypadek testowy</text:span></text:h>
          </table:table-cell>
          <table:table-cell table:style-name="Table4.A2" office:value-type="string">
            <text:h text:style-name="P25" text:outline-level="1"><text:span text:style-name="T15">Zbiór instrukcji do wykonania i oczekiwanych reakcji systemu przy wykonywaniu testów pozytywnych i negatywnych.</text:span></text:h>
          </table:table-cell>
        </table:table-row>
        <table:table-row table:style-name="Table4.1">
          <table:table-cell table:style-name="Table4.A2" office:value-type="string">
            <text:h text:style-name="P25" text:outline-level="1"><text:span text:style-name="T15">Zadanie</text:span></text:h>
          </table:table-cell>
          <table:table-cell table:style-name="Table4.A2" office:value-type="string">
            <text:h text:style-name="P20" text:outline-level="1"><text:span text:style-name="T15">Część aplikacji, w której znajduje się poszukiwany przez uczestników defekt.</text:span></text:h>
          </table:table-cell>
        </table:table-row>
        <table:table-row table:style-name="Table4.1">
          <table:table-cell table:style-name="Table4.A2" office:value-type="string">
            <text:h text:style-name="P25" text:outline-level="1"><text:span text:style-name="T15">Aplikacja kliencka</text:span></text:h>
          </table:table-cell>
          <table:table-cell table:style-name="Table4.A2" office:value-type="string">
            <text:h text:style-name="P25" text:outline-level="1"><text:span text:style-name="T15">Publiczna wersja aplikacji MrBuggy 3, bez dostępu do funkcji serwerowych</text:span></text:h>
          </table:table-cell>
        </table:table-row>
        <table:table-row table:style-name="Table4.1">
          <table:table-cell table:style-name="Table4.A2" office:value-type="string">
            <text:h text:style-name="P25" text:outline-level="1"><text:span text:style-name="T15">Wersja publiczna</text:span></text:h>
          </table:table-cell>
          <table:table-cell table:style-name="Table4.A2" office:value-type="string">
            <text:h text:style-name="P25" text:outline-level="1"><text:a xlink:type="simple" xlink:href="https://www.dropbox.com/s/wd02vbbeajav9ol/MrBuggy3%201.2.0.146.exe?dl=1" text:style-name="ListLabel_20_2" text:visited-style-name="ListLabel_20_2"><text:span text:style-name="T17">Wersja udostępniona publicznie po Mistrzostwach Polski w Testowaniu Oprogramowania w celach edukacyjnych</text:span></text:a><text:span text:style-name="T15"> (dostęp na Jun 26, 2022 13:23:30)</text:span></text:h>
          </table:table-cell>
        </table:table-row>
      </table:table>
      <text:h text:style-name="P38" text:outline-level="1"><text:bookmark text:name="_heading=h.fhisxo7u8ui3"/></text:h>
      <text:h text:style-name="P40" text:outline-level="1"><text:bookmark text:name="_heading=h.7cqyxhe3uc0f"/>5<text:span text:style-name="T6">. Podsumowanie</text:span><text:line-break/><text:line-break/>Nie rekomendujemy wprowadzenia aplikacji do środowiska produkcyjnego, z powodu znalezienia 6 bugów z czego 4 pot. blokujących - z powodu braku możliwości wykonania części zadań oraz braku pola czasowego.<text:span text:style-name="T6"><text:line-break/></text:span></text:h>
      <text:h text:style-name="P28" text:outline-level="1"><text:bookmark text:name="_heading=h.tyjcwt"/><text:span text:style-name="T2">Został</text:span>o<text:span text:style-name="T2"> wykonane 7 zestawów testowych, w tym </text:span>19<text:span text:style-name="T2"> scenariusze testowe, łącznie </text:span>166<text:span text:style-name="T2"> przypadki testowe. 14 scenar</text:span>iuszy testowych uzyskało rezultat Passed, 2 Failed oraz 3 - Blocked. <text:span text:style-name="T2">Wykryto i zgłoszono </text:span>4 <text:span text:style-name="T2">defek</text:span>ty<text:span text:style-name="T2"> – poprze</text:span>z 2 scenariusze o <text:span text:style-name="T2">statusie </text:span>Failed<text:span text:style-name="T2">. </text:span>0<text:span text:style-name="T2"> defekt</text:span>ów<text:span text:style-name="T2"> o wadze Major – powodujące zawieszenie programu. </text:span>3<text:span text:style-name="T2"> </text:span>scenariusze o statusie Blocked - zablokowany przez scenariusz Failed lub przyczyny środowiskowe.<text:line-break/><text:line-break/><text:span text:style-name="T18">5</text:span><text:span text:style-name="T6">.1 Rekomendacja</text:span></text:h>
      <text:h text:style-name="Standard" text:outline-level="1"><text:bookmark text:name="_heading=h.3dy6vkm"/><text:span text:style-name="T2">Po wykonaniu testów I etapu nie rekomenduję wdrożenia programu, ze względu na błędy o charakterze krytycznym. Należy przeprowadzić testy II i III etapu </text:span>pozostałych<text:span text:style-name="T2"> kluczowych funkcjonalności oraz re-</text:span>testy statusów Failed oraz Blocked.</text:h>
      <text:h text:style-name="P38" text:outline-level="1"><text:line-break/>6<text:span text:style-name="T6">. Kryteria wejścia dla I etapu</text:span></text:h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h text:style-name="P26" text:outline-level="1"><text:span text:style-name="T14">Kryterium</text:span></text:h>
          </table:table-cell>
          <table:table-cell table:style-name="Table5.A1" office:value-type="string">
            <text:h text:style-name="P26" text:outline-level="1"><text:span text:style-name="T14">Spełnienie</text:span></text:h>
          </table:table-cell>
        </table:table-row>
        <table:table-row table:style-name="Table5.1">
          <table:table-cell table:style-name="Table5.A2" office:value-type="string">
            <text:h text:style-name="P27" text:outline-level="1"><text:span text:style-name="T15">Przygotowanie opisu testów</text:span></text:h>
          </table:table-cell>
          <table:table-cell table:style-name="Table5.A2" office:value-type="string">
            <text:h text:style-name="P27" text:outline-level="1"><text:span text:style-name="T15">90% zestawów testowych</text:span></text:h>
            <text:h text:style-name="P27" text:outline-level="1"><text:span text:style-name="T15">90% scenariuszy testowych</text:span></text:h>
            <text:h text:style-name="P27" text:outline-level="1"><text:span text:style-name="T15">70% przypadków testowych</text:span></text:h>
          </table:table-cell>
        </table:table-row>
        <table:table-row table:style-name="Table5.1">
          <table:table-cell table:style-name="Table5.A2" office:value-type="string">
            <text:h text:style-name="P27" text:outline-level="1"><text:span text:style-name="T15">Gotowość środowiska testowego*</text:span></text:h>
          </table:table-cell>
          <table:table-cell table:style-name="Table5.A2" office:value-type="string">
            <text:h text:style-name="P27" text:outline-level="1"><text:span text:style-name="T15">60%</text:span></text:h>
          </table:table-cell>
        </table:table-row>
        <table:table-row table:style-name="Table5.1">
          <table:table-cell table:style-name="Table5.A2" office:value-type="string">
            <text:h text:style-name="P27" text:outline-level="1"><text:span text:style-name="T15">Dostępność i gotowość narzędzi testowych</text:span></text:h>
          </table:table-cell>
          <table:table-cell table:style-name="Table5.A2" office:value-type="string">
            <text:h text:style-name="P27" text:outline-level="1"><text:span text:style-name="T15">100%</text:span></text:h>
          </table:table-cell>
        </table:table-row>
        <table:table-row table:style-name="Table5.1">
          <table:table-cell table:style-name="Table5.A2" office:value-type="string">
            <text:h text:style-name="P27" text:outline-level="1"><text:span text:style-name="T15">Dostępność danych testowych </text:span></text:h>
          </table:table-cell>
          <table:table-cell table:style-name="Table5.A2" office:value-type="string">
            <text:h text:style-name="P27" text:outline-level="1"><text:span text:style-name="T15">20%</text:span></text:h>
          </table:table-cell>
        </table:table-row>
      </table:table>
      <text:h text:style-name="P38" text:outline-level="1"><text:span text:style-name="T13"><text:line-break/></text:span>7<text:span text:style-name="T6">. Kryteria wyjścia</text:span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h text:style-name="P5" text:outline-level="1"><text:span text:style-name="T6">Kryterium</text:span></text:h>
          </table:table-cell>
          <table:table-cell table:style-name="Table6.B1" office:value-type="string">
            <text:h text:style-name="P5" text:outline-level="1"><text:span text:style-name="T6">Spełnienie</text:span></text:h>
          </table:table-cell>
        </table:table-row>
        <table:table-row table:style-name="Table6.2">
          <table:table-cell table:style-name="Table6.A2" office:value-type="string">
            <text:h text:style-name="P30" text:outline-level="1"><text:span text:style-name="T2">Przeprowadzenie i zakończenie z wynikiem pozytywnym testów funkcjonalnych</text:span></text:h>
          </table:table-cell>
          <table:table-cell table:style-name="Table6.B2" office:value-type="string">
            <text:h text:style-name="P31" text:outline-level="1"><text:span text:style-name="T7">Aby zakończyć I etap testów z wynikiem pozytywnym należy zakończyć </text:span><text:span text:style-name="T19">100</text:span><text:span text:style-name="T7">% testów funkcjonalnych wynikiem pozytywnym</text:span></text:h>
          </table:table-cell>
        </table:table-row>
        <table:table-row table:style-name="Table6.3">
          <table:table-cell table:style-name="Table6.A3" office:value-type="string">
            <text:h text:style-name="P30" text:outline-level="1"><text:span text:style-name="T2">Przeprowadzenie i zakończenie z wynikiem pozytywnym testów niefunkcjonalnych</text:span></text:h>
          </table:table-cell>
          <table:table-cell table:style-name="Table6.B3" office:value-type="string">
            <text:h text:style-name="P31" text:outline-level="1"><text:span text:style-name="T2">W pierwszym etapie testy niefunkcjonalne nie będą przeprowadzane.</text:span></text:h>
          </table:table-cell>
        </table:table-row>
        <table:table-row table:style-name="Table6.4">
          <table:table-cell table:style-name="Table6.A4" office:value-type="string">
            <text:h text:style-name="P30" text:outline-level="1">Przeprowadzenie<text:span text:style-name="T2"> i zakończenie z wynikiem pozytywnym testów systemowych</text:span></text:h>
          </table:table-cell>
          <table:table-cell table:style-name="Table6.B4" office:value-type="string">
            <text:h text:style-name="P31" text:outline-level="1"><text:span text:style-name="T2">W pierwszym etapie testy systemowe nie będą przeprowadzane.</text:span></text:h>
          </table:table-cell>
        </table:table-row>
        <table:table-row table:style-name="Table6.4">
          <table:table-cell table:style-name="Table6.A5" office:value-type="string">
            <text:h text:style-name="P30" text:outline-level="1"><text:span text:style-name="T2">Przeprowadzenie i zakończenie z wynikiem pozytywnym testów akceptacyjnych</text:span></text:h>
          </table:table-cell>
          <table:table-cell table:style-name="Table6.B5" office:value-type="string">
            <text:h text:style-name="P31" text:outline-level="1"><text:span text:style-name="T19">Aby zakończyć I etap testów z wynikiem pozytywnym należy zakończyć 100% testów funkcjonalnych wynikiem pozytywnym</text:span></text:h>
          </table:table-cell>
        </table:table-row>
      </table:table>
      <text:h text:style-name="P38" text:outline-level="1"><text:bookmark text:name="_heading=h.8u1g4iinv1l7"/>8<text:span text:style-name="T6">. Środowisko testowe</text:span></text:h>
      <text:h text:style-name="P29" text:outline-level="1"><text:span text:style-name="T6">System operacyjny:</text:span><text:span text:style-name="T2"> system Windows 10/11 Home, program MrBuggy 3.1.2.0.146, </text:span><text:span text:style-name="T20">XRAY Exploratory App 2.03</text:span><text:span text:style-name="T2"> </text:span></text:h>
      <text:h text:style-name="P29" text:outline-level="1"><text:bookmark text:name="_heading=h.2s8eyo1"/><text:span text:style-name="T6">Przeglądarka internetowa:</text:span><text:span text:style-name="T2"> </text:span>Opera GV wer.<text:span text:style-name="T21"> </text:span><text:span text:style-name="T23">LVL 3 (core: 87.0.4390.58) </text:span><text:span text:style-name="T2"><text:line-break/></text:span></text:h>
      <text:h text:style-name="P38" text:outline-level="1">9<text:span text:style-name="T6">. Zakres testów</text:span></text:h>
      <text:h text:style-name="P29" text:outline-level="1"><text:span text:style-name="T18">Poziom </text:span><text:span text:style-name="T6">testów: testy </text:span><text:span text:style-name="T18">akceptacyjne </text:span><text:span text:style-name="T6">- </text:span><text:span text:style-name="T18">7 zestawów testowych<text:line-break/></text:span><text:span text:style-name="T6">Ilość scenariuszy testowych: </text:span>19<text:span text:style-name="T2"><text:line-break/></text:span></text:h>
      <text:h text:style-name="P38" text:outline-level="1">10<text:span text:style-name="T6">. Harmonogram testów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 table:style-name="Table7.1">
          <table:table-cell table:style-name="Table7.A1" office:value-type="string">
            <text:h text:style-name="P17" text:outline-level="1"><text:span text:style-name="T6">Lp.</text:span></text:h>
          </table:table-cell>
          <table:table-cell table:style-name="Table7.A1" office:value-type="string">
            <text:h text:style-name="P6" text:outline-level="1"><text:span text:style-name="T6">Data</text:span></text:h>
          </table:table-cell>
          <table:table-cell table:style-name="Table7.A1" office:value-type="string">
            <text:h text:style-name="P6" text:outline-level="1"><text:span text:style-name="T6">Godzina</text:span></text:h>
          </table:table-cell>
          <table:table-cell table:style-name="Table7.D1" office:value-type="string">
            <text:h text:style-name="P17" text:outline-level="1"><text:span text:style-name="T6">Czynność</text:span></text:h>
          </table:table-cell>
        </table:table-row>
        <table:table-row table:style-name="Table7.2">
          <table:table-cell table:style-name="Table7.A2" office:value-type="string">
            <text:h text:style-name="P14" text:outline-level="1"><text:span text:style-name="T10">1</text:span></text:h>
          </table:table-cell>
          <table:table-cell table:style-name="Table7.B2" office:value-type="string">
            <text:h text:style-name="P14" text:outline-level="1">11<text:span text:style-name="T10">.0</text:span>6</text:h>
          </table:table-cell>
          <table:table-cell table:style-name="Table7.C2" office:value-type="string">
            <text:h text:style-name="P6" text:outline-level="1">10:00</text:h>
          </table:table-cell>
          <table:table-cell table:style-name="Table7.D2" office:value-type="string">
            <text:h text:style-name="P13" text:outline-level="1"><text:span text:style-name="T11">Napisanie planu testów</text:span></text:h>
          </table:table-cell>
        </table:table-row>
        <table:table-row table:style-name="Table7.3">
          <table:table-cell table:style-name="Table7.A3" office:value-type="string">
            <text:h text:style-name="P14" text:outline-level="1"><text:span text:style-name="T10">2</text:span></text:h>
          </table:table-cell>
          <table:table-cell table:style-name="Table7.B3" office:value-type="string">
            <text:h text:style-name="P14" text:outline-level="1">11<text:span text:style-name="T10">.</text:span>06</text:h>
          </table:table-cell>
          <table:table-cell table:style-name="Table7.C3" office:value-type="string">
            <text:h text:style-name="P6" text:outline-level="1">14:00</text:h>
          </table:table-cell>
          <table:table-cell table:style-name="Table7.D3" office:value-type="string">
            <text:h text:style-name="P17" text:outline-level="1"><text:span text:style-name="T7">Przygotowanie danych testowych</text:span></text:h>
          </table:table-cell>
        </table:table-row>
        <table:table-row table:style-name="Table7.3">
          <table:table-cell table:style-name="Table7.A4" office:value-type="string">
            <text:h text:style-name="P14" text:outline-level="1"><text:span text:style-name="T10">3</text:span></text:h>
          </table:table-cell>
          <table:table-cell table:style-name="Table7.B4" office:value-type="string">
            <text:h text:style-name="P14" text:outline-level="1">12<text:span text:style-name="T10">.</text:span>06</text:h>
          </table:table-cell>
          <table:table-cell table:style-name="Table7.C4" office:value-type="string">
            <text:h text:style-name="P6" text:outline-level="1">16:00</text:h>
          </table:table-cell>
          <table:table-cell table:style-name="Table7.D4" office:value-type="string">
            <text:h text:style-name="P17" text:outline-level="1"><text:span text:style-name="T7">Przygotowanie zestawów testowych (scenariusze i przypadki testowe)</text:span></text:h>
          </table:table-cell>
        </table:table-row>
        <table:table-row table:style-name="Table7.5">
          <table:table-cell table:style-name="Table7.A5" office:value-type="string">
            <text:h text:style-name="P14" text:outline-level="1"><text:span text:style-name="T10">4</text:span></text:h>
          </table:table-cell>
          <table:table-cell table:style-name="Table7.B5" office:value-type="string">
            <text:h text:style-name="P14" text:outline-level="1">19<text:span text:style-name="T10">.</text:span>07</text:h>
          </table:table-cell>
          <table:table-cell table:style-name="Table7.C5" office:value-type="string">
            <text:h text:style-name="P6" text:outline-level="1">9:00</text:h>
          </table:table-cell>
          <table:table-cell table:style-name="Table7.D5" office:value-type="string">
            <text:h text:style-name="P17" text:outline-level="1"><text:span text:style-name="T7">Przystąpienie do testów</text:span></text:h>
          </table:table-cell>
        </table:table-row>
        <table:table-row table:style-name="Table7.3">
          <table:table-cell table:style-name="Table7.A6" office:value-type="string">
            <text:h text:style-name="P14" text:outline-level="1"><text:span text:style-name="T10">5</text:span></text:h>
          </table:table-cell>
          <table:table-cell table:style-name="Table7.B6" office:value-type="string">
            <text:h text:style-name="P14" text:outline-level="1">20<text:span text:style-name="T10">.</text:span>07</text:h>
          </table:table-cell>
          <table:table-cell table:style-name="Table7.C6" office:value-type="string">
            <text:h text:style-name="P6" text:outline-level="1">11:00</text:h>
          </table:table-cell>
          <table:table-cell table:style-name="Table7.D6" office:value-type="string">
            <text:h text:style-name="P17" text:outline-level="1"><text:span text:style-name="T7">Zakończenie testów</text:span></text:h>
          </table:table-cell>
        </table:table-row>
        <table:table-row table:style-name="Table7.3">
          <table:table-cell table:style-name="Table7.A7" office:value-type="string">
            <text:h text:style-name="P14" text:outline-level="1"><text:span text:style-name="T10">6</text:span></text:h>
          </table:table-cell>
          <table:table-cell table:style-name="Table7.B7" office:value-type="string">
            <text:h text:style-name="P14" text:outline-level="1">20<text:span text:style-name="T10">.0</text:span>7</text:h>
          </table:table-cell>
          <table:table-cell table:style-name="Table7.C7" office:value-type="string">
            <text:h text:style-name="P6" text:outline-level="1">13:00</text:h>
          </table:table-cell>
          <table:table-cell table:style-name="Table7.D7" office:value-type="string">
            <text:h text:style-name="P17" text:outline-level="1"><text:span text:style-name="T7">Sporządzenie raportu z testów</text:span></text:h>
          </table:table-cell>
        </table:table-row>
      </table:table>
      <text:h text:style-name="P38" text:outline-level="1"><text:bookmark text:name="_heading=h.3rdcrjn"/></text:h>
      <text:h text:style-name="P38" text:outline-level="1"><text:bookmark text:name="_heading=h.s84t6rjcrg0b"/><text:span text:style-name="T6">1</text:span>1<text:span text:style-name="T6">. Wyniki testów</text:span></text:h>
      <text:h text:style-name="P32" text:outline-level="1"/>
      <table:table table:name="Table8" table:style-name="Table8">
        <table:table-column table:style-name="Table8.A" table:number-columns-repeated="3"/>
        <table:table-column table:style-name="Table8.D"/>
        <text:soft-page-break/>
        <table:table-row table:style-name="Table8.1">
          <table:table-cell table:style-name="Table8.A1" office:value-type="string">
            <text:h text:style-name="P22" text:outline-level="1"/>
          </table:table-cell>
          <table:table-cell table:style-name="Table8.B1" office:value-type="string">
            <text:h text:style-name="P21" text:outline-level="1"><text:span text:style-name="T24">PASSED</text:span></text:h>
          </table:table-cell>
          <table:table-cell table:style-name="Table8.B1" office:value-type="string">
            <text:h text:style-name="P21" text:outline-level="1"><text:span text:style-name="T24">FAILED</text:span></text:h>
          </table:table-cell>
          <table:table-cell table:style-name="Table8.B1" office:value-type="string">
            <text:h text:style-name="P21" text:outline-level="1"><text:span text:style-name="T24">BLOCKED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1.1</text:span></text:h>
          </table:table-cell>
          <table:table-cell table:style-name="Table8.B2" office:value-type="string">
            <text:h text:style-name="P21" text:outline-level="1"><text:span text:style-name="T26">3</text:span></text:h>
          </table:table-cell>
          <table:table-cell table:style-name="Table8.B2" office:value-type="string">
            <text:h text:style-name="P21" text:outline-level="1"><text:span text:style-name="T22">0</text:span></text:h>
          </table:table-cell>
          <table:table-cell table:style-name="Table8.B2" office:value-type="string">
            <text:h text:style-name="P21" text:outline-level="1"><text:span text:style-name="T27">0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1.2</text:span></text:h>
          </table:table-cell>
          <table:table-cell table:style-name="Table8.B2" office:value-type="string">
            <text:h text:style-name="P21" text:outline-level="1"><text:span text:style-name="T26">24</text:span></text:h>
          </table:table-cell>
          <table:table-cell table:style-name="Table8.B2" office:value-type="string">
            <text:h text:style-name="P21" text:outline-level="1"><text:span text:style-name="T22">0</text:span></text:h>
          </table:table-cell>
          <table:table-cell table:style-name="Table8.B2" office:value-type="string">
            <text:h text:style-name="P21" text:outline-level="1"><text:span text:style-name="T27">0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1.3</text:span></text:h>
          </table:table-cell>
          <table:table-cell table:style-name="Table8.B2" office:value-type="string">
            <text:h text:style-name="P21" text:outline-level="1"><text:span text:style-name="T26">24</text:span></text:h>
          </table:table-cell>
          <table:table-cell table:style-name="Table8.B2" office:value-type="string">
            <text:h text:style-name="P21" text:outline-level="1"><text:span text:style-name="T22">0</text:span></text:h>
          </table:table-cell>
          <table:table-cell table:style-name="Table8.B2" office:value-type="string">
            <text:h text:style-name="P21" text:outline-level="1"><text:span text:style-name="T27">0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1.4</text:span></text:h>
          </table:table-cell>
          <table:table-cell table:style-name="Table8.B2" office:value-type="string">
            <text:h text:style-name="P21" text:outline-level="1"><text:span text:style-name="T26">24</text:span></text:h>
          </table:table-cell>
          <table:table-cell table:style-name="Table8.B2" office:value-type="string">
            <text:h text:style-name="P21" text:outline-level="1"><text:span text:style-name="T22">0</text:span></text:h>
          </table:table-cell>
          <table:table-cell table:style-name="Table8.B2" office:value-type="string">
            <text:h text:style-name="P21" text:outline-level="1"><text:span text:style-name="T27">0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1.5</text:span></text:h>
          </table:table-cell>
          <table:table-cell table:style-name="Table8.B2" office:value-type="string">
            <text:h text:style-name="P21" text:outline-level="1"><text:span text:style-name="T26">1</text:span></text:h>
          </table:table-cell>
          <table:table-cell table:style-name="Table8.B2" office:value-type="string">
            <text:h text:style-name="P21" text:outline-level="1"><text:span text:style-name="T22">0</text:span></text:h>
          </table:table-cell>
          <table:table-cell table:style-name="Table8.B2" office:value-type="string">
            <text:h text:style-name="P21" text:outline-level="1"><text:span text:style-name="T27">0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2.1</text:span></text:h>
          </table:table-cell>
          <table:table-cell table:style-name="Table8.B2" office:value-type="string">
            <text:h text:style-name="P21" text:outline-level="1"><text:span text:style-name="T26">23</text:span></text:h>
          </table:table-cell>
          <table:table-cell table:style-name="Table8.B2" office:value-type="string">
            <text:h text:style-name="P21" text:outline-level="1"><text:span text:style-name="T22">0</text:span></text:h>
          </table:table-cell>
          <table:table-cell table:style-name="Table8.B2" office:value-type="string">
            <text:h text:style-name="P21" text:outline-level="1"><text:span text:style-name="T27">1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3.1</text:span></text:h>
          </table:table-cell>
          <table:table-cell table:style-name="Table8.B2" office:value-type="string">
            <text:h text:style-name="P21" text:outline-level="1"><text:span text:style-name="T26">2</text:span></text:h>
          </table:table-cell>
          <table:table-cell table:style-name="Table8.B2" office:value-type="string">
            <text:h text:style-name="P21" text:outline-level="1"><text:span text:style-name="T22">0</text:span></text:h>
          </table:table-cell>
          <table:table-cell table:style-name="Table8.B2" office:value-type="string">
            <text:h text:style-name="P21" text:outline-level="1"><text:span text:style-name="T27">0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4.1</text:span></text:h>
          </table:table-cell>
          <table:table-cell table:style-name="Table8.B2" office:value-type="string">
            <text:h text:style-name="P21" text:outline-level="1"><text:span text:style-name="T26">2</text:span></text:h>
          </table:table-cell>
          <table:table-cell table:style-name="Table8.B2" office:value-type="string">
            <text:h text:style-name="P21" text:outline-level="1"><text:span text:style-name="T22">0</text:span></text:h>
          </table:table-cell>
          <table:table-cell table:style-name="Table8.B2" office:value-type="string">
            <text:h text:style-name="P21" text:outline-level="1"><text:span text:style-name="T27">0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4.2</text:span></text:h>
          </table:table-cell>
          <table:table-cell table:style-name="Table8.B2" office:value-type="string">
            <text:h text:style-name="P21" text:outline-level="1"><text:span text:style-name="T26">23</text:span></text:h>
          </table:table-cell>
          <table:table-cell table:style-name="Table8.B2" office:value-type="string">
            <text:h text:style-name="P21" text:outline-level="1"><text:span text:style-name="T22">0</text:span></text:h>
          </table:table-cell>
          <table:table-cell table:style-name="Table8.B2" office:value-type="string">
            <text:h text:style-name="P21" text:outline-level="1"><text:span text:style-name="T27">1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4.3</text:span></text:h>
          </table:table-cell>
          <table:table-cell table:style-name="Table8.B2" office:value-type="string">
            <text:h text:style-name="P21" text:outline-level="1"><text:span text:style-name="T26">5</text:span></text:h>
          </table:table-cell>
          <table:table-cell table:style-name="Table8.B2" office:value-type="string">
            <text:h text:style-name="P21" text:outline-level="1"><text:span text:style-name="T22">0</text:span></text:h>
          </table:table-cell>
          <table:table-cell table:style-name="Table8.B2" office:value-type="string">
            <text:h text:style-name="P21" text:outline-level="1"><text:span text:style-name="T27">0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5.1</text:span></text:h>
          </table:table-cell>
          <table:table-cell table:style-name="Table8.B2" office:value-type="string">
            <text:h text:style-name="P21" text:outline-level="1"><text:span text:style-name="T26">5</text:span></text:h>
          </table:table-cell>
          <table:table-cell table:style-name="Table8.B2" office:value-type="string">
            <text:h text:style-name="P21" text:outline-level="1"><text:span text:style-name="T22">0</text:span></text:h>
          </table:table-cell>
          <table:table-cell table:style-name="Table8.B2" office:value-type="string">
            <text:h text:style-name="P21" text:outline-level="1"><text:span text:style-name="T27">0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5.2</text:span></text:h>
          </table:table-cell>
          <table:table-cell table:style-name="Table8.B2" office:value-type="string">
            <text:h text:style-name="P21" text:outline-level="1"><text:span text:style-name="T26">0</text:span></text:h>
          </table:table-cell>
          <table:table-cell table:style-name="Table8.B2" office:value-type="string">
            <text:h text:style-name="P21" text:outline-level="1"><text:span text:style-name="T22">1</text:span></text:h>
          </table:table-cell>
          <table:table-cell table:style-name="Table8.B2" office:value-type="string">
            <text:h text:style-name="P21" text:outline-level="1"><text:span text:style-name="T27">0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6.1</text:span></text:h>
          </table:table-cell>
          <table:table-cell table:style-name="Table8.B2" office:value-type="string">
            <text:h text:style-name="P21" text:outline-level="1"><text:span text:style-name="T26">6</text:span></text:h>
          </table:table-cell>
          <table:table-cell table:style-name="Table8.B2" office:value-type="string">
            <text:h text:style-name="P21" text:outline-level="1"><text:span text:style-name="T22">0</text:span></text:h>
          </table:table-cell>
          <table:table-cell table:style-name="Table8.B2" office:value-type="string">
            <text:h text:style-name="P21" text:outline-level="1"><text:span text:style-name="T27">0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7.1</text:span></text:h>
          </table:table-cell>
          <table:table-cell table:style-name="Table8.B2" office:value-type="string">
            <text:h text:style-name="P21" text:outline-level="1"><text:span text:style-name="T26">0</text:span></text:h>
          </table:table-cell>
          <table:table-cell table:style-name="Table8.B2" office:value-type="string">
            <text:h text:style-name="P21" text:outline-level="1"><text:span text:style-name="T22">1</text:span></text:h>
          </table:table-cell>
          <table:table-cell table:style-name="Table8.B2" office:value-type="string">
            <text:h text:style-name="P21" text:outline-level="1"><text:span text:style-name="T27">1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7.2</text:span></text:h>
          </table:table-cell>
          <table:table-cell table:style-name="Table8.B2" office:value-type="string">
            <text:h text:style-name="P21" text:outline-level="1"><text:span text:style-name="T26">2</text:span></text:h>
          </table:table-cell>
          <table:table-cell table:style-name="Table8.B2" office:value-type="string">
            <text:h text:style-name="P21" text:outline-level="1"><text:span text:style-name="T22">0</text:span></text:h>
          </table:table-cell>
          <table:table-cell table:style-name="Table8.B2" office:value-type="string">
            <text:h text:style-name="P21" text:outline-level="1"><text:span text:style-name="T27">0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7.3</text:span></text:h>
          </table:table-cell>
          <table:table-cell table:style-name="Table8.B2" office:value-type="string">
            <text:h text:style-name="P21" text:outline-level="1"><text:span text:style-name="T26">3</text:span></text:h>
          </table:table-cell>
          <table:table-cell table:style-name="Table8.B2" office:value-type="string">
            <text:h text:style-name="P21" text:outline-level="1"><text:span text:style-name="T22">0</text:span></text:h>
          </table:table-cell>
          <table:table-cell table:style-name="Table8.B2" office:value-type="string">
            <text:h text:style-name="P21" text:outline-level="1"><text:span text:style-name="T27">0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7.4</text:span></text:h>
          </table:table-cell>
          <table:table-cell table:style-name="Table8.B2" office:value-type="string">
            <text:h text:style-name="P21" text:outline-level="1"><text:span text:style-name="T26">4</text:span></text:h>
          </table:table-cell>
          <table:table-cell table:style-name="Table8.B2" office:value-type="string">
            <text:h text:style-name="P21" text:outline-level="1"><text:span text:style-name="T22">0</text:span></text:h>
          </table:table-cell>
          <table:table-cell table:style-name="Table8.B2" office:value-type="string">
            <text:h text:style-name="P21" text:outline-level="1"><text:span text:style-name="T27">0</text:span></text:h>
          </table:table-cell>
        </table:table-row>
        <table:table-row table:style-name="Table8.1">
          <table:table-cell table:style-name="Table8.A2" office:value-type="string">
            <text:h text:style-name="P21" text:outline-level="1"><text:span text:style-name="T25">ST 7.5</text:span></text:h>
          </table:table-cell>
          <table:table-cell table:style-name="Table8.B2" office:value-type="string">
            <text:h text:style-name="P21" text:outline-level="1"><text:span text:style-name="T26">3</text:span></text:h>
          </table:table-cell>
          <table:table-cell table:style-name="Table8.B2" office:value-type="string">
            <text:h text:style-name="P21" text:outline-level="1"><text:span text:style-name="T22">1</text:span></text:h>
          </table:table-cell>
          <table:table-cell table:style-name="Table8.B2" office:value-type="string">
            <text:h text:style-name="P21" text:outline-level="1"><text:span text:style-name="T27">0</text:span></text:h>
          </table:table-cell>
        </table:table-row>
        <table:table-row table:style-name="Table8.1">
          <table:table-cell table:style-name="Table8.A20" office:value-type="string">
            <text:h text:style-name="P21" text:outline-level="1"><text:span text:style-name="T25">ST 7.6</text:span></text:h>
          </table:table-cell>
          <table:table-cell table:style-name="Table8.B20" office:value-type="string">
            <text:h text:style-name="P21" text:outline-level="1"><text:span text:style-name="T26">6</text:span></text:h>
          </table:table-cell>
          <table:table-cell table:style-name="Table8.B20" office:value-type="string">
            <text:h text:style-name="P21" text:outline-level="1"><text:span text:style-name="T22">0</text:span></text:h>
          </table:table-cell>
          <table:table-cell table:style-name="Table8.B20" office:value-type="string">
            <text:h text:style-name="P21" text:outline-level="1"><text:span text:style-name="T27">0</text:span></text:h>
          </table:table-cell>
        </table:table-row>
        <table:table-row table:style-name="Table8.1">
          <table:table-cell table:style-name="Table8.A20" office:value-type="string">
            <text:h text:style-name="P21" text:outline-level="1"><text:span text:style-name="T24">RAZEM</text:span></text:h>
          </table:table-cell>
          <table:table-cell table:style-name="Table8.B20" office:value-type="string">
            <text:h text:style-name="P21" text:outline-level="1"><text:span text:style-name="T26">159</text:span></text:h>
          </table:table-cell>
          <table:table-cell table:style-name="Table8.B20" office:value-type="string">
            <text:h text:style-name="P21" text:outline-level="1"><text:span text:style-name="T22">3</text:span></text:h>
          </table:table-cell>
          <table:table-cell table:style-name="Table8.B20" office:value-type="string">
            <text:h text:style-name="P21" text:outline-level="1"><text:span text:style-name="T27">3</text:span></text:h>
          </table:table-cell>
        </table:table-row>
      </table:table>
      <text:h text:style-name="P32" text:outline-level="1"/>
      <text:h text:style-name="P32" text:outline-level="1"/>
      <text:h text:style-name="P38" text:outline-level="1"><text:span text:style-name="T6">1</text:span>2<text:span text:style-name="T6">. Błędy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9.1">
          <table:table-cell table:style-name="Table9.A1" office:value-type="string">
            <text:h text:style-name="P12" text:outline-level="1"/>
          </table:table-cell>
          <table:table-cell table:style-name="Table9.B1" office:value-type="string">
            <text:h text:style-name="P33" text:outline-level="1"><text:span text:style-name="T6">W toku</text:span></text:h>
          </table:table-cell>
          <table:table-cell table:style-name="Table9.C1" office:value-type="string">
            <text:h text:style-name="P12" text:outline-level="1"/>
          </table:table-cell>
          <table:table-cell table:style-name="Table9.D1" office:value-type="string">
            <text:h text:style-name="P33" text:outline-level="1"><text:span text:style-name="T6">Do zrobienia</text:span></text:h>
          </table:table-cell>
          <table:table-cell table:style-name="Table9.C1" office:value-type="string">
            <text:h text:style-name="P12" text:outline-level="1"/>
          </table:table-cell>
          <table:table-cell table:style-name="Table9.D1" office:value-type="string">
            <text:h text:style-name="P34" text:outline-level="1"><text:span text:style-name="T6">Gotowe</text:span></text:h>
          </table:table-cell>
          <table:table-cell table:style-name="Table9.C1" office:value-type="string">
            <text:h text:style-name="P12" text:outline-level="1"/>
          </table:table-cell>
          <table:table-cell table:style-name="Table9.H1" office:value-type="string">
            <text:h text:style-name="P34" text:outline-level="1"><text:span text:style-name="T6">Łącznie</text:span></text:h>
          </table:table-cell>
          <table:table-cell table:style-name="Table9.I1" office:value-type="string">
            <text:h text:style-name="P12" text:outline-level="1"/>
          </table:table-cell>
        </table:table-row>
        <table:table-row table:style-name="Table9.2">
          <table:table-cell table:style-name="Table9.A2" office:value-type="string">
            <text:h text:style-name="P34" text:outline-level="1"><text:span text:style-name="T6">Krytyczne</text:span></text:h>
          </table:table-cell>
          <table:table-cell table:style-name="Table9.B2" office:value-type="string">
            <text:h text:style-name="P11" text:outline-level="1">2</text:h>
          </table:table-cell>
          <table:table-cell table:style-name="Table9.C2" office:value-type="string">
            <text:h text:style-name="P35" text:outline-level="1"/>
          </table:table-cell>
          <table:table-cell table:style-name="Table9.D2" office:value-type="string">
            <text:h text:style-name="P11" text:outline-level="1"><text:span text:style-name="T2">0</text:span></text:h>
          </table:table-cell>
          <table:table-cell table:style-name="Table9.E2" office:value-type="string">
            <text:h text:style-name="P36" text:outline-level="1"/>
          </table:table-cell>
          <table:table-cell table:style-name="Table9.F2" office:value-type="string">
            <text:h text:style-name="P11" text:outline-level="1"><text:span text:style-name="T2">0</text:span></text:h>
          </table:table-cell>
          <table:table-cell table:style-name="Table9.G2" office:value-type="string">
            <text:h text:style-name="P37" text:outline-level="1"/>
          </table:table-cell>
          <table:table-cell table:style-name="Table9.H2" office:value-type="string">
            <text:h text:style-name="P11" text:outline-level="1">2</text:h>
          </table:table-cell>
          <table:table-cell table:style-name="Table9.I2" office:value-type="string">
            <text:h text:style-name="P36" text:outline-level="1"/>
          </table:table-cell>
        </table:table-row>
        <table:table-row table:style-name="Table9.3">
          <table:table-cell table:style-name="Table9.A3" office:value-type="string">
            <text:h text:style-name="P34" text:outline-level="1"><text:span text:style-name="T6">Poważne</text:span></text:h>
          </table:table-cell>
          <table:table-cell table:style-name="Table9.B3" office:value-type="string">
            <text:h text:style-name="P11" text:outline-level="1">0</text:h>
          </table:table-cell>
          <table:table-cell table:style-name="Table9.C3" office:value-type="string">
            <text:h text:style-name="P35" text:outline-level="1"/>
          </table:table-cell>
          <table:table-cell table:style-name="Table9.D3" office:value-type="string">
            <text:h text:style-name="P11" text:outline-level="1"><text:span text:style-name="T2">0</text:span></text:h>
          </table:table-cell>
          <table:table-cell table:style-name="Table9.E3" office:value-type="string">
            <text:h text:style-name="P36" text:outline-level="1"/>
          </table:table-cell>
          <table:table-cell table:style-name="Table9.F3" office:value-type="string">
            <text:h text:style-name="P11" text:outline-level="1"><text:span text:style-name="T2">0</text:span></text:h>
          </table:table-cell>
          <table:table-cell table:style-name="Table9.G3" office:value-type="string">
            <text:h text:style-name="P37" text:outline-level="1"/>
          </table:table-cell>
          <table:table-cell table:style-name="Table9.H3" office:value-type="string">
            <text:h text:style-name="P11" text:outline-level="1"><text:span text:style-name="T2">0</text:span></text:h>
          </table:table-cell>
          <table:table-cell table:style-name="Table9.I3" office:value-type="string">
            <text:h text:style-name="P36" text:outline-level="1"/>
          </table:table-cell>
        </table:table-row>
        <table:table-row table:style-name="Table9.3">
          <table:table-cell table:style-name="Table9.A3" office:value-type="string">
            <text:h text:style-name="P34" text:outline-level="1"><text:span text:style-name="T6">Średnie</text:span></text:h>
          </table:table-cell>
          <table:table-cell table:style-name="Table9.B4" office:value-type="string">
            <text:h text:style-name="P11" text:outline-level="1">1</text:h>
          </table:table-cell>
          <table:table-cell table:style-name="Table9.C4" office:value-type="string">
            <text:h text:style-name="P35" text:outline-level="1"/>
          </table:table-cell>
          <table:table-cell table:style-name="Table9.D4" office:value-type="string">
            <text:h text:style-name="P11" text:outline-level="1">0</text:h>
          </table:table-cell>
          <table:table-cell table:style-name="Table9.E4" office:value-type="string">
            <text:h text:style-name="P7" text:outline-level="1"/>
          </table:table-cell>
          <table:table-cell table:style-name="Table9.F4" office:value-type="string">
            <text:h text:style-name="P11" text:outline-level="1"><text:span text:style-name="T2">0</text:span></text:h>
          </table:table-cell>
          <table:table-cell table:style-name="Table9.G4" office:value-type="string">
            <text:h text:style-name="P37" text:outline-level="1"/>
          </table:table-cell>
          <table:table-cell table:style-name="Table9.H4" office:value-type="string">
            <text:h text:style-name="P11" text:outline-level="1">1</text:h>
          </table:table-cell>
          <table:table-cell table:style-name="Table9.I4" office:value-type="string">
            <text:h text:style-name="P7" text:outline-level="1"/>
          </table:table-cell>
        </table:table-row>
        <table:table-row table:style-name="Table9.5">
          <table:table-cell table:style-name="Table9.A5" office:value-type="string">
            <text:h text:style-name="P34" text:outline-level="1"><text:span text:style-name="T6">Drobne</text:span></text:h>
          </table:table-cell>
          <table:table-cell table:style-name="Table9.B5" office:value-type="string">
            <text:h text:style-name="P11" text:outline-level="1">1</text:h>
          </table:table-cell>
          <table:table-cell table:style-name="Table9.C5" office:value-type="string">
            <text:h text:style-name="P35" text:outline-level="1"/>
          </table:table-cell>
          <table:table-cell table:style-name="Table9.D5" office:value-type="string">
            <text:h text:style-name="P11" text:outline-level="1">0</text:h>
          </table:table-cell>
          <table:table-cell table:style-name="Table9.E5" office:value-type="string">
            <text:h text:style-name="P36" text:outline-level="1"/>
          </table:table-cell>
          <table:table-cell table:style-name="Table9.F5" office:value-type="string">
            <text:h text:style-name="P11" text:outline-level="1"><text:span text:style-name="T2">0</text:span></text:h>
          </table:table-cell>
          <table:table-cell table:style-name="Table9.G5" office:value-type="string">
            <text:h text:style-name="P1" text:outline-level="1"/>
          </table:table-cell>
          <table:table-cell table:style-name="Table9.H5" office:value-type="string">
            <text:h text:style-name="P11" text:outline-level="1">1</text:h>
          </table:table-cell>
          <table:table-cell table:style-name="Table9.I5" office:value-type="string">
            <text:h text:style-name="P36" text:outline-level="1"/>
          </table:table-cell>
        </table:table-row>
        <table:table-row table:style-name="Table9.6">
          <table:table-cell table:style-name="Table9.A6" office:value-type="string">
            <text:h text:style-name="P34" text:outline-level="1"><text:span text:style-name="T6">Łącznie</text:span></text:h>
          </table:table-cell>
          <table:table-cell table:style-name="Table9.B6" office:value-type="string">
            <text:h text:style-name="P11" text:outline-level="1">4</text:h>
          </table:table-cell>
          <table:table-cell table:style-name="Table9.C6" office:value-type="string">
            <text:h text:style-name="P7" text:outline-level="1"/>
          </table:table-cell>
          <table:table-cell table:style-name="Table9.D6" office:value-type="string">
            <text:h text:style-name="P11" text:outline-level="1">0</text:h>
          </table:table-cell>
          <table:table-cell table:style-name="Table9.E6" office:value-type="string">
            <text:h text:style-name="P7" text:outline-level="1"/>
          </table:table-cell>
          <table:table-cell table:style-name="Table9.F6" office:value-type="string">
            <text:h text:style-name="P11" text:outline-level="1"><text:span text:style-name="T2">0</text:span></text:h>
          </table:table-cell>
          <table:table-cell table:style-name="Table9.G6" office:value-type="string">
            <text:h text:style-name="P7" text:outline-level="1"/>
          </table:table-cell>
          <table:table-cell table:style-name="Table9.H6" office:value-type="string">
            <text:h text:style-name="P11" text:outline-level="1">4</text:h>
          </table:table-cell>
          <table:table-cell table:style-name="Table9.I6" office:value-type="string">
            <text:h text:style-name="P7" text:outline-level="1"/>
          </table:table-cell>
        </table:table-row>
      </table:table>
      <text:h text:style-name="Standard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pl" fo:country="PL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loext:graphic-properties draw:fill="solid" draw:fill-color="#e0efd4"/>
      <style:paragraph-properties fo:margin-left="0.0071in" fo:margin-right="0in" fo:line-height="106%" fo:text-align="start" style:justify-single-word="false" fo:orphans="2" fo:widows="2" fo:hyphenation-ladder-count="no-limit" fo:text-indent="-0.0071in" style:auto-text-indent="false" fo:background-color="#e0efd4" style:vertical-align="top" style:writing-mode="lr-tb"/>
      <style:text-properties fo:color="#000000" style:text-position="0% 100%" style:font-name="Times New Roman" fo:font-family="'Times New Roman'" style:font-family-generic="roman" style:font-pitch="variable" fo:font-size="12pt" fo:language="pl" fo:country="PL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1" style:list-style-name="" style:class="text">
      <loext:graphic-properties draw:fill="solid" draw:fill-color="#e0efd4"/>
      <style:paragraph-properties fo:margin-left="0.0071in" fo:margin-right="0in" fo:margin-top="0in" fo:margin-bottom="0.0972in" loext:contextual-spacing="false" fo:line-height="115%" fo:text-align="start" style:justify-single-word="false" fo:orphans="2" fo:widows="2" fo:hyphenation-ladder-count="no-limit" fo:text-indent="-0.0071in" style:auto-text-indent="false" fo:background-color="#e0efd4" style:vertical-align="top" style:writing-mode="lr-tb"/>
      <style:text-properties fo:color="#000000" style:text-position="0% 100%" style:font-name="Times New Roman" fo:font-family="'Times New Roman'" style:font-family-generic="roman" style:font-pitch="variable" fo:font-size="12pt" fo:language="pl" fo:country="PL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List" style:family="paragraph" style:parent-style-name="Text_20_body" style:default-outline-level="1" style:list-style-name="" style:class="list">
      <loext:graphic-properties draw:fill="solid" draw:fill-color="#e0efd4"/>
      <style:paragraph-properties fo:margin-left="0.0071in" fo:margin-right="0in" fo:margin-top="0in" fo:margin-bottom="0.0972in" loext:contextual-spacing="false" fo:line-height="115%" fo:text-align="start" style:justify-single-word="false" fo:orphans="2" fo:widows="2" fo:hyphenation-ladder-count="no-limit" fo:text-indent="-0.0071in" style:auto-text-indent="false" fo:background-color="#e0efd4" style:vertical-align="top" style:writing-mode="lr-tb"/>
      <style:text-properties fo:color="#000000" style:text-position="0% 100%" style:font-name="Times New Roman" fo:font-family="'Times New Roman'" style:font-family-generic="roman" style:font-pitch="variable" fo:font-size="12pt" fo:language="pl" fo:country="PL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Caption" style:family="paragraph" style:parent-style-name="normal" style:default-outline-level="1" style:list-style-name="" style:class="extra">
      <loext:graphic-properties draw:fill="solid" draw:fill-color="#e0efd4"/>
      <style:paragraph-properties fo:margin-left="0.0071in" fo:margin-right="0in" fo:margin-top="0.0835in" fo:margin-bottom="0.0835in" loext:contextual-spacing="false" fo:line-height="106%" fo:text-align="start" style:justify-single-word="false" fo:orphans="2" fo:widows="2" fo:hyphenation-ladder-count="no-limit" fo:text-indent="-0.0071in" style:auto-text-indent="false" fo:background-color="#e0efd4" text:number-lines="false" text:line-number="0" style:vertical-align="top" style:writing-mode="lr-tb"/>
      <style:text-properties fo:color="#000000" style:text-position="0% 100%" style:font-name="Times New Roman" fo:font-family="'Times New Roman'" style:font-family-generic="roman" style:font-pitch="variable" fo:font-size="12pt" fo:language="pl" fo:country="PL" fo:font-style="italic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Arial1" style:font-family-complex="Arial" style:font-family-generic-complex="system" style:font-pitch-complex="variable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0071in" fo:margin-right="0in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top" style:writing-mode="lr-tb">
        <style:tab-stops>
          <style:tab-stop style:position="0in"/>
        </style:tab-stops>
      </style:paragraph-properties>
      <style:text-properties fo:color="#000000" style:text-position="0% 100%" style:font-name="Calibri" fo:font-family="Calibri" style:font-family-generic="roman" style:font-pitch="variable" fo:font-size="18pt" fo:language="pl" fo:country="PL" fo:font-weight="bold" style:text-blinking="false" style:font-name-asian="Calibri1" style:font-family-asian="Calibri" style:font-family-generic-asian="system" style:font-pitch-asian="variable" style:font-size-asian="18pt" style:language-asian="zh" style:country-asian="CN" style:font-weight-asian="bold" style:font-name-complex="Calibri1" style:font-family-complex="Calibri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line-height="106%" fo:text-align="start" style:justify-single-word="false" fo:keep-together="always" fo:orphans="2" fo:widows="2" fo:hyphenation-ladder-count="no-limit" fo:keep-with-next="always" style:vertical-align="top" style:writing-mode="lr-tb">
        <style:tab-stops>
          <style:tab-stop style:position="0in"/>
        </style:tab-stops>
      </style:paragraph-properties>
      <style:text-properties fo:color="#000000" style:text-position="0% 100%" style:font-name="Calibri" fo:font-family="Calibri" style:font-family-generic="roman" style:font-pitch="variable" fo:font-size="16pt" fo:language="pl" fo:country="PL" fo:font-weight="bold" style:text-blinking="false" style:font-name-asian="Calibri1" style:font-family-asian="Calibri" style:font-family-generic-asian="system" style:font-pitch-asian="variable" style:font-size-asian="16pt" style:language-asian="zh" style:country-asian="CN" style:font-weight-asian="bold" style:font-name-complex="Calibri1" style:font-family-complex="Calibri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Contents_20_1" style:display-name="Contents 1" style:family="paragraph" style:parent-style-name="Standard" style:default-outline-level="1" style:list-style-name="" style:class="index">
      <style:paragraph-properties fo:margin-left="0.0071in" fo:margin-right="0in" fo:line-height="106%" fo:text-align="start" style:justify-single-word="false" fo:orphans="2" fo:widows="2" fo:hyphenation-ladder-count="no-limit" fo:text-indent="-0.0071in" style:auto-text-indent="false" style:vertical-align="top" style:writing-mode="lr-tb"/>
      <style:text-properties fo:color="#000000" style:text-position="0% 100%" style:font-name="Times New Roman" fo:font-family="'Times New Roman'" style:font-family-generic="roman" style:font-pitch="variable" fo:font-size="12pt" fo:language="pl" fo:country="PL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Contents_20_2" style:display-name="Contents 2" style:family="paragraph" style:parent-style-name="Standard" style:default-outline-level="1" style:list-style-name="" style:class="index">
      <style:paragraph-properties fo:line-height="106%" fo:text-align="end" style:justify-single-word="false" fo:orphans="2" fo:widows="2" fo:hyphenation-ladder-count="no-limit" style:vertical-align="top" style:writing-mode="lr-tb"/>
      <style:text-properties fo:color="#000000" style:text-position="0% 100%" style:font-name="Times New Roman" fo:font-family="'Times New Roman'" style:font-family-generic="roman" style:font-pitch="variable" fo:font-size="12pt" fo:language="pl" fo:country="PL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Nagłówek" style:family="paragraph" style:parent-style-name="normal" style:next-style-name="Text_20_body" style:default-outline-level="1" style:list-style-name="">
      <loext:graphic-properties draw:fill="solid" draw:fill-color="#e0efd4"/>
      <style:paragraph-properties fo:margin-left="0.0071in" fo:margin-right="0in" fo:margin-top="0.1665in" fo:margin-bottom="0.0835in" loext:contextual-spacing="false" fo:line-height="106%" fo:text-align="start" style:justify-single-word="false" fo:orphans="2" fo:widows="2" fo:hyphenation-ladder-count="no-limit" fo:text-indent="-0.0071in" style:auto-text-indent="false" fo:background-color="#e0efd4" fo:keep-with-next="always" style:vertical-align="top" style:writing-mode="lr-tb"/>
      <style:text-properties fo:color="#000000" style:text-position="0% 100%" style:font-name="Liberation Sans1" fo:font-family="'Liberation Sans'" style:font-family-generic="roman" style:font-pitch="variable" fo:font-size="14pt" fo:language="pl" fo:country="PL" style:text-blinking="false" style:font-name-asian="Microsoft YaHei" style:font-family-asian="'Microsoft YaHei'" style:font-family-generic-asian="system" style:font-pitch-asian="variable" style:font-size-asian="14pt" style:language-asian="zh" style:country-asian="CN" style:font-name-complex="Arial1" style:font-family-complex="Arial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Indeks" style:family="paragraph" style:parent-style-name="normal" style:default-outline-level="1" style:list-style-name="">
      <loext:graphic-properties draw:fill="solid" draw:fill-color="#e0efd4"/>
      <style:paragraph-properties fo:margin-left="0.0071in" fo:margin-right="0in" fo:line-height="106%" fo:text-align="start" style:justify-single-word="false" fo:orphans="2" fo:widows="2" fo:hyphenation-ladder-count="no-limit" fo:text-indent="-0.0071in" style:auto-text-indent="false" fo:background-color="#e0efd4" text:number-lines="false" text:line-number="0" style:vertical-align="top" style:writing-mode="lr-tb"/>
      <style:text-properties fo:color="#000000" style:text-position="0% 100%" style:font-name="Times New Roman" fo:font-family="'Times New Roman'" style:font-family-generic="roman" style:font-pitch="variable" fo:font-size="12pt" fo:language="pl" fo:country="PL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Zawartość_20_tabeli" style:display-name="Zawartość tabeli" style:family="paragraph" style:parent-style-name="normal" style:default-outline-level="1" style:list-style-name="">
      <loext:graphic-properties draw:fill="solid" draw:fill-color="#e0efd4"/>
      <style:paragraph-properties fo:margin-left="0.0071in" fo:margin-right="0in" fo:line-height="106%" fo:text-align="start" style:justify-single-word="false" fo:orphans="2" fo:widows="2" fo:hyphenation-ladder-count="no-limit" fo:text-indent="-0.0071in" style:auto-text-indent="false" fo:background-color="#e0efd4" text:number-lines="false" text:line-number="0" style:vertical-align="top" style:writing-mode="lr-tb"/>
      <style:text-properties fo:color="#000000" style:text-position="0% 100%" style:font-name="Times New Roman" fo:font-family="'Times New Roman'" style:font-family-generic="roman" style:font-pitch="variable" fo:font-size="12pt" fo:language="pl" fo:country="PL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Nagłówek_20_tabeli" style:display-name="Nagłówek tabeli" style:family="paragraph" style:parent-style-name="Zawartość_20_tabeli" style:default-outline-level="1" style:list-style-name="">
      <loext:graphic-properties draw:fill="solid" draw:fill-color="#e0efd4"/>
      <style:paragraph-properties fo:margin-left="0.0071in" fo:margin-right="0in" fo:line-height="106%" fo:text-align="center" style:justify-single-word="false" fo:orphans="2" fo:widows="2" fo:hyphenation-ladder-count="no-limit" fo:text-indent="-0.0071in" style:auto-text-indent="false" fo:background-color="#e0efd4" text:number-lines="false" text:line-number="0" style:vertical-align="top" style:writing-mode="lr-tb"/>
      <style:text-properties fo:color="#000000" style:text-position="0% 100%" style:font-name="Times New Roman" fo:font-family="'Times New Roman'" style:font-family-generic="roman" style:font-pitch="variable" fo:font-size="12pt" fo:language="pl" fo:country="PL" fo:font-weight="bold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List_20_Paragraph" style:display-name="List Paragraph" style:family="paragraph" style:parent-style-name="normal" style:default-outline-level="1" style:list-style-name="">
      <loext:graphic-properties draw:fill="solid" draw:fill-color="#e0efd4"/>
      <style:paragraph-properties fo:margin-left="0.5in" fo:margin-right="0in" fo:margin-top="0.0835in" fo:margin-bottom="0.139in" loext:contextual-spacing="true" fo:line-height="106%" fo:text-align="start" style:justify-single-word="false" fo:orphans="2" fo:widows="2" fo:hyphenation-ladder-count="no-limit" fo:text-indent="0in" style:auto-text-indent="false" fo:background-color="#e0efd4" style:vertical-align="top" style:writing-mode="lr-tb"/>
      <style:text-properties fo:color="#000000" style:text-position="0% 100%" style:font-name="Times New Roman" fo:font-family="'Times New Roman'" style:font-family-generic="roman" style:font-pitch="variable" fo:font-size="12pt" fo:language="pl" fo:country="PL" style:text-blink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>
      <style:text-properties style:text-position="0% 100%" style:text-blinking="false" style:text-emphasize="none" style:text-scale="100%"/>
    </style:style>
    <style:style style:name="Internet_20_link" style:display-name="Internet link" style:family="text">
      <style:text-properties fo:color="#000080" style:text-position="0% 100%" fo:language="und" fo:country="none" style:text-underline-style="solid" style:text-underline-width="auto" style:text-underline-color="font-color" style:text-blinking="false" style:language-asian="und" style:country-asian="none" style:language-complex="und" style:country-complex="none" style:text-emphasize="none" style:text-scale="100%"/>
    </style:style>
    <style:style style:name="WW8Num1z0" style:family="text">
      <style:text-properties fo:color="#000000" style:text-position="0% 100%" style:font-name="Calibri" fo:font-family="Calibri" style:font-family-generic="roman" style:font-pitch="variable" fo:font-size="12pt" fo:font-style="normal" style:text-blinking="false" style:font-name-asian="Calibri1" style:font-family-asian="Calibri" style:font-family-generic-asian="system" style:font-pitch-asian="variable" style:font-size-asian="12pt" style:font-style-asian="normal" style:font-name-complex="Calibri1" style:font-family-complex="Calibri" style:font-family-generic-complex="system" style:font-pitch-complex="variable" style:font-size-complex="12pt" style:text-emphasize="none" style:text-scale="100%"/>
    </style:style>
    <style:style style:name="Domyślna_20_czcionka_20_akapitu" style:display-name="Domyślna czcionka akapitu" style:family="text">
      <style:text-properties style:text-position="0% 100%" style:text-blinking="false" style:text-emphasize="none" style:text-scale="100%"/>
    </style:style>
    <style:style style:name="Nagłówek_20_2_20_Znak" style:display-name="Nagłówek 2 Znak" style:family="text">
      <style:text-properties fo:color="#000000" style:text-position="0% 100%" style:font-name="Calibri" fo:font-family="Calibri" style:font-family-generic="roman" style:font-pitch="variable" fo:font-size="16pt" fo:font-weight="bold" style:text-blinking="false" style:font-name-asian="Calibri1" style:font-family-asian="Calibri" style:font-family-generic-asian="system" style:font-pitch-asian="variable" style:font-size-asian="16pt" style:font-weight-asian="bold" style:font-name-complex="Calibri1" style:font-family-complex="Calibri" style:font-family-generic-complex="system" style:font-pitch-complex="variable" style:text-emphasize="none" style:text-scale="100%"/>
    </style:style>
    <style:style style:name="Nagłówek_20_1_20_Znak" style:display-name="Nagłówek 1 Znak" style:family="text">
      <style:text-properties fo:color="#000000" style:text-position="0% 100%" style:font-name="Calibri" fo:font-family="Calibri" style:font-family-generic="roman" style:font-pitch="variable" fo:font-size="18pt" fo:font-weight="bold" style:text-blinking="false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text-emphasize="none" style:text-scale="100%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>
      <style:text-properties fo:color="#1155cc" fo:font-size="11pt" style:text-underline-style="solid" style:text-underline-width="auto" style:text-underline-color="font-color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953in" fo:margin-bottom="0.1854in" fo:margin-left="0.789in" fo:margin-right="0.7862in" style:writing-mode="lr-tb" style:layout-grid-color="#c0c0c0" style:layout-grid-lines="2847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7:33:00</meta:creation-date>
    <meta:initial-creator>justy</meta:initial-creator>
    <meta:document-statistic meta:table-count="9" meta:image-count="0" meta:object-count="0" meta:page-count="7" meta:paragraph-count="268" meta:word-count="896" meta:character-count="5720" meta:non-whitespace-character-count="5063"/>
    <meta:generator>LibreOfficeDev/6.0.5.2$Linux_X86_64 LibreOffice_project/</meta:generator>
    <meta:user-defined meta:name="ICV">5DBFBEBD9055432BB888B7E70A0E4184</meta:user-defined>
    <meta:user-defined meta:name="KSOProductBuildVer">1045-11.2.0.11156</meta:user-defined>
  </office:meta>
</office:document-meta>
</file>